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66in" svg:x="73.9303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49in" svg:x="74.0539in" svg:y="1.8406in">
            <draw:object draw:notify-on-update-of-ranges="Sheet1.CY1:Sheet1.CY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24414060" calcext:value-type="float">
            <text:p>24414060</text:p>
          </table:table-cell>
          <table:table-cell office:value-type="float" office:value="16489433" calcext:value-type="float">
            <text:p>16489433</text:p>
          </table:table-cell>
          <table:table-cell office:value-type="float" office:value="16714849" calcext:value-type="float">
            <text:p>16714849</text:p>
          </table:table-cell>
          <table:table-cell office:value-type="float" office:value="16505764" calcext:value-type="float">
            <text:p>16505764</text:p>
          </table:table-cell>
          <table:table-cell office:value-type="float" office:value="24154556" calcext:value-type="float">
            <text:p>24154556</text:p>
          </table:table-cell>
          <table:table-cell office:value-type="float" office:value="24040340" calcext:value-type="float">
            <text:p>24040340</text:p>
          </table:table-cell>
          <table:table-cell office:value-type="float" office:value="24867535" calcext:value-type="float">
            <text:p>24867535</text:p>
          </table:table-cell>
          <table:table-cell office:value-type="float" office:value="23941507" calcext:value-type="float">
            <text:p>23941507</text:p>
          </table:table-cell>
          <table:table-cell office:value-type="float" office:value="24249691" calcext:value-type="float">
            <text:p>24249691</text:p>
          </table:table-cell>
          <table:table-cell office:value-type="float" office:value="24131514" calcext:value-type="float">
            <text:p>24131514</text:p>
          </table:table-cell>
          <table:table-cell office:value-type="float" office:value="23960941" calcext:value-type="float">
            <text:p>23960941</text:p>
          </table:table-cell>
          <table:table-cell office:value-type="float" office:value="24153047" calcext:value-type="float">
            <text:p>24153047</text:p>
          </table:table-cell>
          <table:table-cell office:value-type="float" office:value="24166878" calcext:value-type="float">
            <text:p>24166878</text:p>
          </table:table-cell>
          <table:table-cell office:value-type="float" office:value="30091670" calcext:value-type="float">
            <text:p>30091670</text:p>
          </table:table-cell>
          <table:table-cell office:value-type="float" office:value="24189612" calcext:value-type="float">
            <text:p>24189612</text:p>
          </table:table-cell>
          <table:table-cell office:value-type="float" office:value="31583686" calcext:value-type="float">
            <text:p>31583686</text:p>
          </table:table-cell>
          <table:table-cell office:value-type="float" office:value="34528519" calcext:value-type="float">
            <text:p>34528519</text:p>
          </table:table-cell>
          <table:table-cell office:value-type="float" office:value="29076263" calcext:value-type="float">
            <text:p>29076263</text:p>
          </table:table-cell>
          <table:table-cell office:value-type="float" office:value="28895418" calcext:value-type="float">
            <text:p>28895418</text:p>
          </table:table-cell>
          <table:table-cell office:value-type="float" office:value="28967537" calcext:value-type="float">
            <text:p>28967537</text:p>
          </table:table-cell>
          <table:table-cell office:value-type="float" office:value="29037622" calcext:value-type="float">
            <text:p>29037622</text:p>
          </table:table-cell>
          <table:table-cell office:value-type="float" office:value="29063388" calcext:value-type="float">
            <text:p>29063388</text:p>
          </table:table-cell>
          <table:table-cell office:value-type="float" office:value="29013980" calcext:value-type="float">
            <text:p>29013980</text:p>
          </table:table-cell>
          <table:table-cell office:value-type="float" office:value="29064512" calcext:value-type="float">
            <text:p>29064512</text:p>
          </table:table-cell>
          <table:table-cell office:value-type="float" office:value="19667727" calcext:value-type="float">
            <text:p>19667727</text:p>
          </table:table-cell>
          <table:table-cell office:value-type="float" office:value="19554344" calcext:value-type="float">
            <text:p>19554344</text:p>
          </table:table-cell>
          <table:table-cell office:value-type="float" office:value="25382237" calcext:value-type="float">
            <text:p>25382237</text:p>
          </table:table-cell>
          <table:table-cell office:value-type="float" office:value="19721727" calcext:value-type="float">
            <text:p>19721727</text:p>
          </table:table-cell>
          <table:table-cell office:value-type="float" office:value="19979883" calcext:value-type="float">
            <text:p>19979883</text:p>
          </table:table-cell>
          <table:table-cell office:value-type="float" office:value="19553861" calcext:value-type="float">
            <text:p>19553861</text:p>
          </table:table-cell>
          <table:table-cell office:value-type="float" office:value="19468696" calcext:value-type="float">
            <text:p>19468696</text:p>
          </table:table-cell>
          <table:table-cell office:value-type="float" office:value="19522101" calcext:value-type="float">
            <text:p>19522101</text:p>
          </table:table-cell>
          <table:table-cell office:value-type="float" office:value="19766493" calcext:value-type="float">
            <text:p>19766493</text:p>
          </table:table-cell>
          <table:table-cell office:value-type="float" office:value="19656515" calcext:value-type="float">
            <text:p>19656515</text:p>
          </table:table-cell>
          <table:table-cell office:value-type="float" office:value="19514807" calcext:value-type="float">
            <text:p>19514807</text:p>
          </table:table-cell>
          <table:table-cell office:value-type="float" office:value="19475318" calcext:value-type="float">
            <text:p>19475318</text:p>
          </table:table-cell>
          <table:table-cell office:value-type="float" office:value="23090084" calcext:value-type="float">
            <text:p>23090084</text:p>
          </table:table-cell>
          <table:table-cell office:value-type="float" office:value="23128704" calcext:value-type="float">
            <text:p>23128704</text:p>
          </table:table-cell>
          <table:table-cell office:value-type="float" office:value="22898610" calcext:value-type="float">
            <text:p>22898610</text:p>
          </table:table-cell>
          <table:table-cell office:value-type="float" office:value="22833689" calcext:value-type="float">
            <text:p>22833689</text:p>
          </table:table-cell>
          <table:table-cell office:value-type="float" office:value="22846782" calcext:value-type="float">
            <text:p>22846782</text:p>
          </table:table-cell>
          <table:table-cell office:value-type="float" office:value="22835677" calcext:value-type="float">
            <text:p>22835677</text:p>
          </table:table-cell>
          <table:table-cell office:value-type="float" office:value="22925816" calcext:value-type="float">
            <text:p>22925816</text:p>
          </table:table-cell>
          <table:table-cell office:value-type="float" office:value="23090230" calcext:value-type="float">
            <text:p>23090230</text:p>
          </table:table-cell>
          <table:table-cell office:value-type="float" office:value="22988958" calcext:value-type="float">
            <text:p>22988958</text:p>
          </table:table-cell>
          <table:table-cell office:value-type="float" office:value="22997598" calcext:value-type="float">
            <text:p>22997598</text:p>
          </table:table-cell>
          <table:table-cell office:value-type="float" office:value="23136993" calcext:value-type="float">
            <text:p>23136993</text:p>
          </table:table-cell>
          <table:table-cell office:value-type="float" office:value="22980902" calcext:value-type="float">
            <text:p>22980902</text:p>
          </table:table-cell>
          <table:table-cell office:value-type="float" office:value="22960480" calcext:value-type="float">
            <text:p>22960480</text:p>
          </table:table-cell>
          <table:table-cell office:value-type="float" office:value="24045679" calcext:value-type="float">
            <text:p>24045679</text:p>
          </table:table-cell>
          <table:table-cell office:value-type="float" office:value="23802210" calcext:value-type="float">
            <text:p>23802210</text:p>
          </table:table-cell>
          <table:table-cell office:value-type="float" office:value="23933881" calcext:value-type="float">
            <text:p>23933881</text:p>
          </table:table-cell>
          <table:table-cell office:value-type="float" office:value="23729527" calcext:value-type="float">
            <text:p>23729527</text:p>
          </table:table-cell>
          <table:table-cell office:value-type="float" office:value="23849784" calcext:value-type="float">
            <text:p>23849784</text:p>
          </table:table-cell>
          <table:table-cell office:value-type="float" office:value="23900582" calcext:value-type="float">
            <text:p>23900582</text:p>
          </table:table-cell>
          <table:table-cell office:value-type="float" office:value="23814637" calcext:value-type="float">
            <text:p>23814637</text:p>
          </table:table-cell>
          <table:table-cell office:value-type="float" office:value="23848875" calcext:value-type="float">
            <text:p>23848875</text:p>
          </table:table-cell>
          <table:table-cell office:value-type="float" office:value="23937573" calcext:value-type="float">
            <text:p>23937573</text:p>
          </table:table-cell>
          <table:table-cell office:value-type="float" office:value="24662092" calcext:value-type="float">
            <text:p>24662092</text:p>
          </table:table-cell>
          <table:table-cell office:value-type="float" office:value="27828707" calcext:value-type="float">
            <text:p>27828707</text:p>
          </table:table-cell>
          <table:table-cell office:value-type="float" office:value="27987141" calcext:value-type="float">
            <text:p>27987141</text:p>
          </table:table-cell>
          <table:table-cell office:value-type="float" office:value="27880716" calcext:value-type="float">
            <text:p>27880716</text:p>
          </table:table-cell>
          <table:table-cell office:value-type="float" office:value="27822912" calcext:value-type="float">
            <text:p>27822912</text:p>
          </table:table-cell>
          <table:table-cell office:value-type="float" office:value="28525965" calcext:value-type="float">
            <text:p>28525965</text:p>
          </table:table-cell>
          <table:table-cell office:value-type="float" office:value="27898206" calcext:value-type="float">
            <text:p>27898206</text:p>
          </table:table-cell>
          <table:table-cell office:value-type="float" office:value="27756345" calcext:value-type="float">
            <text:p>27756345</text:p>
          </table:table-cell>
          <table:table-cell office:value-type="float" office:value="30750812" calcext:value-type="float">
            <text:p>30750812</text:p>
          </table:table-cell>
          <table:table-cell office:value-type="float" office:value="27997153" calcext:value-type="float">
            <text:p>27997153</text:p>
          </table:table-cell>
          <table:table-cell office:value-type="float" office:value="27796521" calcext:value-type="float">
            <text:p>27796521</text:p>
          </table:table-cell>
          <table:table-cell office:value-type="float" office:value="28014907" calcext:value-type="float">
            <text:p>28014907</text:p>
          </table:table-cell>
          <table:table-cell office:value-type="float" office:value="27910143" calcext:value-type="float">
            <text:p>27910143</text:p>
          </table:table-cell>
          <table:table-cell office:value-type="float" office:value="27937350" calcext:value-type="float">
            <text:p>27937350</text:p>
          </table:table-cell>
          <table:table-cell office:value-type="float" office:value="27857258" calcext:value-type="float">
            <text:p>27857258</text:p>
          </table:table-cell>
          <table:table-cell office:value-type="float" office:value="27990641" calcext:value-type="float">
            <text:p>27990641</text:p>
          </table:table-cell>
          <table:table-cell office:value-type="float" office:value="27819944" calcext:value-type="float">
            <text:p>27819944</text:p>
          </table:table-cell>
          <table:table-cell office:value-type="float" office:value="28006698" calcext:value-type="float">
            <text:p>28006698</text:p>
          </table:table-cell>
          <table:table-cell office:value-type="float" office:value="27845060" calcext:value-type="float">
            <text:p>27845060</text:p>
          </table:table-cell>
          <table:table-cell office:value-type="float" office:value="17148647" calcext:value-type="float">
            <text:p>17148647</text:p>
          </table:table-cell>
          <table:table-cell office:value-type="float" office:value="17238552" calcext:value-type="float">
            <text:p>17238552</text:p>
          </table:table-cell>
          <table:table-cell office:value-type="float" office:value="17259399" calcext:value-type="float">
            <text:p>17259399</text:p>
          </table:table-cell>
          <table:table-cell office:value-type="float" office:value="17256634" calcext:value-type="float">
            <text:p>17256634</text:p>
          </table:table-cell>
          <table:table-cell office:value-type="float" office:value="17145727" calcext:value-type="float">
            <text:p>17145727</text:p>
          </table:table-cell>
          <table:table-cell office:value-type="float" office:value="17207412" calcext:value-type="float">
            <text:p>17207412</text:p>
          </table:table-cell>
          <table:table-cell office:value-type="float" office:value="17268860" calcext:value-type="float">
            <text:p>17268860</text:p>
          </table:table-cell>
          <table:table-cell office:value-type="float" office:value="17236401" calcext:value-type="float">
            <text:p>17236401</text:p>
          </table:table-cell>
          <table:table-cell office:value-type="float" office:value="17180586" calcext:value-type="float">
            <text:p>17180586</text:p>
          </table:table-cell>
          <table:table-cell office:value-type="float" office:value="17177381" calcext:value-type="float">
            <text:p>17177381</text:p>
          </table:table-cell>
          <table:table-cell office:value-type="float" office:value="17213711" calcext:value-type="float">
            <text:p>17213711</text:p>
          </table:table-cell>
          <table:table-cell office:value-type="float" office:value="17191337" calcext:value-type="float">
            <text:p>17191337</text:p>
          </table:table-cell>
          <table:table-cell office:value-type="float" office:value="17095345" calcext:value-type="float">
            <text:p>17095345</text:p>
          </table:table-cell>
          <table:table-cell office:value-type="float" office:value="17257410" calcext:value-type="float">
            <text:p>17257410</text:p>
          </table:table-cell>
          <table:table-cell office:value-type="float" office:value="17213467" calcext:value-type="float">
            <text:p>17213467</text:p>
          </table:table-cell>
          <table:table-cell office:value-type="float" office:value="29399989" calcext:value-type="float">
            <text:p>29399989</text:p>
          </table:table-cell>
          <table:table-cell office:value-type="float" office:value="29480275" calcext:value-type="float">
            <text:p>29480275</text:p>
          </table:table-cell>
          <table:table-cell office:value-type="float" office:value="29571937" calcext:value-type="float">
            <text:p>29571937</text:p>
          </table:table-cell>
          <table:table-cell office:value-type="float" office:value="29487497" calcext:value-type="float">
            <text:p>29487497</text:p>
          </table:table-cell>
          <table:table-cell office:value-type="float" office:value="29502081" calcext:value-type="float">
            <text:p>29502081</text:p>
          </table:table-cell>
          <table:table-cell office:value-type="float" office:value="29322702" calcext:value-type="float">
            <text:p>29322702</text:p>
          </table:table-cell>
          <table:table-cell office:value-type="float" office:value="29424710" calcext:value-type="float">
            <text:p>29424710</text:p>
          </table:table-cell>
          <table:table-cell office:value-type="float" office:value="29525677" calcext:value-type="float">
            <text:p>29525677</text:p>
          </table:table-cell>
          <table:table-cell/>
          <table:table-cell table:formula="of:=AVERAGE([.B1:.CW1])" office:value-type="float" office:value="23942376.1" calcext:value-type="float">
            <text:p>23942376.1</text:p>
          </table:table-cell>
        </table:table-row>
        <table:table-row table:style-name="ro1">
          <table:table-cell/>
          <table:table-cell office:value-type="float" office:value="33140675" calcext:value-type="float">
            <text:p>33140675</text:p>
          </table:table-cell>
          <table:table-cell office:value-type="float" office:value="33108890" calcext:value-type="float">
            <text:p>33108890</text:p>
          </table:table-cell>
          <table:table-cell office:value-type="float" office:value="33180911" calcext:value-type="float">
            <text:p>33180911</text:p>
          </table:table-cell>
          <table:table-cell office:value-type="float" office:value="33087216" calcext:value-type="float">
            <text:p>33087216</text:p>
          </table:table-cell>
          <table:table-cell office:value-type="float" office:value="33150390" calcext:value-type="float">
            <text:p>33150390</text:p>
          </table:table-cell>
          <table:table-cell office:value-type="float" office:value="34755760" calcext:value-type="float">
            <text:p>34755760</text:p>
          </table:table-cell>
          <table:table-cell office:value-type="float" office:value="34632529" calcext:value-type="float">
            <text:p>34632529</text:p>
          </table:table-cell>
          <table:table-cell office:value-type="float" office:value="34687044" calcext:value-type="float">
            <text:p>34687044</text:p>
          </table:table-cell>
          <table:table-cell office:value-type="float" office:value="34550003" calcext:value-type="float">
            <text:p>34550003</text:p>
          </table:table-cell>
          <table:table-cell office:value-type="float" office:value="34535858" calcext:value-type="float">
            <text:p>34535858</text:p>
          </table:table-cell>
          <table:table-cell office:value-type="float" office:value="34766323" calcext:value-type="float">
            <text:p>34766323</text:p>
          </table:table-cell>
          <table:table-cell office:value-type="float" office:value="34771499" calcext:value-type="float">
            <text:p>34771499</text:p>
          </table:table-cell>
          <table:table-cell office:value-type="float" office:value="54588667" calcext:value-type="float">
            <text:p>54588667</text:p>
          </table:table-cell>
          <table:table-cell office:value-type="float" office:value="54555439" calcext:value-type="float">
            <text:p>54555439</text:p>
          </table:table-cell>
          <table:table-cell office:value-type="float" office:value="54438700" calcext:value-type="float">
            <text:p>54438700</text:p>
          </table:table-cell>
          <table:table-cell office:value-type="float" office:value="54622952" calcext:value-type="float">
            <text:p>54622952</text:p>
          </table:table-cell>
          <table:table-cell office:value-type="float" office:value="54515104" calcext:value-type="float">
            <text:p>54515104</text:p>
          </table:table-cell>
          <table:table-cell office:value-type="float" office:value="54632293" calcext:value-type="float">
            <text:p>54632293</text:p>
          </table:table-cell>
          <table:table-cell office:value-type="float" office:value="54730191" calcext:value-type="float">
            <text:p>54730191</text:p>
          </table:table-cell>
          <table:table-cell office:value-type="float" office:value="32661823" calcext:value-type="float">
            <text:p>32661823</text:p>
          </table:table-cell>
          <table:table-cell office:value-type="float" office:value="32590837" calcext:value-type="float">
            <text:p>32590837</text:p>
          </table:table-cell>
          <table:table-cell office:value-type="float" office:value="35926121" calcext:value-type="float">
            <text:p>35926121</text:p>
          </table:table-cell>
          <table:table-cell office:value-type="float" office:value="32767445" calcext:value-type="float">
            <text:p>32767445</text:p>
          </table:table-cell>
          <table:table-cell office:value-type="float" office:value="32695106" calcext:value-type="float">
            <text:p>32695106</text:p>
          </table:table-cell>
          <table:table-cell office:value-type="float" office:value="33322016" calcext:value-type="float">
            <text:p>33322016</text:p>
          </table:table-cell>
          <table:table-cell office:value-type="float" office:value="34913886" calcext:value-type="float">
            <text:p>34913886</text:p>
          </table:table-cell>
          <table:table-cell office:value-type="float" office:value="34734539" calcext:value-type="float">
            <text:p>34734539</text:p>
          </table:table-cell>
          <table:table-cell office:value-type="float" office:value="34936054" calcext:value-type="float">
            <text:p>34936054</text:p>
          </table:table-cell>
          <table:table-cell office:value-type="float" office:value="34685642" calcext:value-type="float">
            <text:p>34685642</text:p>
          </table:table-cell>
          <table:table-cell office:value-type="float" office:value="34802779" calcext:value-type="float">
            <text:p>34802779</text:p>
          </table:table-cell>
          <table:table-cell office:value-type="float" office:value="34707751" calcext:value-type="float">
            <text:p>34707751</text:p>
          </table:table-cell>
          <table:table-cell office:value-type="float" office:value="35541088" calcext:value-type="float">
            <text:p>35541088</text:p>
          </table:table-cell>
          <table:table-cell office:value-type="float" office:value="35506132" calcext:value-type="float">
            <text:p>35506132</text:p>
          </table:table-cell>
          <table:table-cell office:value-type="float" office:value="43568575" calcext:value-type="float">
            <text:p>43568575</text:p>
          </table:table-cell>
          <table:table-cell office:value-type="float" office:value="35475025" calcext:value-type="float">
            <text:p>35475025</text:p>
          </table:table-cell>
          <table:table-cell office:value-type="float" office:value="37839178" calcext:value-type="float">
            <text:p>37839178</text:p>
          </table:table-cell>
          <table:table-cell office:value-type="float" office:value="35595902" calcext:value-type="float">
            <text:p>35595902</text:p>
          </table:table-cell>
          <table:table-cell office:value-type="float" office:value="32922952" calcext:value-type="float">
            <text:p>32922952</text:p>
          </table:table-cell>
          <table:table-cell office:value-type="float" office:value="32990793" calcext:value-type="float">
            <text:p>32990793</text:p>
          </table:table-cell>
          <table:table-cell office:value-type="float" office:value="32975918" calcext:value-type="float">
            <text:p>32975918</text:p>
          </table:table-cell>
          <table:table-cell office:value-type="float" office:value="32728575" calcext:value-type="float">
            <text:p>32728575</text:p>
          </table:table-cell>
          <table:table-cell office:value-type="float" office:value="32811115" calcext:value-type="float">
            <text:p>32811115</text:p>
          </table:table-cell>
          <table:table-cell office:value-type="float" office:value="33884417" calcext:value-type="float">
            <text:p>33884417</text:p>
          </table:table-cell>
          <table:table-cell office:value-type="float" office:value="40224150" calcext:value-type="float">
            <text:p>40224150</text:p>
          </table:table-cell>
          <table:table-cell office:value-type="float" office:value="32870562" calcext:value-type="float">
            <text:p>32870562</text:p>
          </table:table-cell>
          <table:table-cell office:value-type="float" office:value="43221499" calcext:value-type="float">
            <text:p>43221499</text:p>
          </table:table-cell>
          <table:table-cell office:value-type="float" office:value="43353570" calcext:value-type="float">
            <text:p>43353570</text:p>
          </table:table-cell>
          <table:table-cell office:value-type="float" office:value="49678478" calcext:value-type="float">
            <text:p>49678478</text:p>
          </table:table-cell>
          <table:table-cell office:value-type="float" office:value="43413518" calcext:value-type="float">
            <text:p>43413518</text:p>
          </table:table-cell>
          <table:table-cell office:value-type="float" office:value="43455963" calcext:value-type="float">
            <text:p>43455963</text:p>
          </table:table-cell>
          <table:table-cell office:value-type="float" office:value="36275951" calcext:value-type="float">
            <text:p>36275951</text:p>
          </table:table-cell>
          <table:table-cell office:value-type="float" office:value="36281628" calcext:value-type="float">
            <text:p>36281628</text:p>
          </table:table-cell>
          <table:table-cell office:value-type="float" office:value="36174158" calcext:value-type="float">
            <text:p>36174158</text:p>
          </table:table-cell>
          <table:table-cell office:value-type="float" office:value="36186199" calcext:value-type="float">
            <text:p>36186199</text:p>
          </table:table-cell>
          <table:table-cell office:value-type="float" office:value="36397303" calcext:value-type="float">
            <text:p>36397303</text:p>
          </table:table-cell>
          <table:table-cell office:value-type="float" office:value="36383419" calcext:value-type="float">
            <text:p>36383419</text:p>
          </table:table-cell>
          <table:table-cell office:value-type="float" office:value="36338029" calcext:value-type="float">
            <text:p>36338029</text:p>
          </table:table-cell>
          <table:table-cell office:value-type="float" office:value="62099013" calcext:value-type="float">
            <text:p>62099013</text:p>
          </table:table-cell>
          <table:table-cell office:value-type="float" office:value="62528491" calcext:value-type="float">
            <text:p>62528491</text:p>
          </table:table-cell>
          <table:table-cell office:value-type="float" office:value="65081261" calcext:value-type="float">
            <text:p>65081261</text:p>
          </table:table-cell>
          <table:table-cell office:value-type="float" office:value="62045280" calcext:value-type="float">
            <text:p>62045280</text:p>
          </table:table-cell>
          <table:table-cell office:value-type="float" office:value="62255629" calcext:value-type="float">
            <text:p>62255629</text:p>
          </table:table-cell>
          <table:table-cell office:value-type="float" office:value="62069073" calcext:value-type="float">
            <text:p>62069073</text:p>
          </table:table-cell>
          <table:table-cell office:value-type="float" office:value="35637601" calcext:value-type="float">
            <text:p>35637601</text:p>
          </table:table-cell>
          <table:table-cell office:value-type="float" office:value="35657092" calcext:value-type="float">
            <text:p>35657092</text:p>
          </table:table-cell>
          <table:table-cell office:value-type="float" office:value="40535172" calcext:value-type="float">
            <text:p>40535172</text:p>
          </table:table-cell>
          <table:table-cell office:value-type="float" office:value="35510603" calcext:value-type="float">
            <text:p>35510603</text:p>
          </table:table-cell>
          <table:table-cell office:value-type="float" office:value="35523483" calcext:value-type="float">
            <text:p>35523483</text:p>
          </table:table-cell>
          <table:table-cell office:value-type="float" office:value="35589053" calcext:value-type="float">
            <text:p>35589053</text:p>
          </table:table-cell>
          <table:table-cell office:value-type="float" office:value="37333588" calcext:value-type="float">
            <text:p>37333588</text:p>
          </table:table-cell>
          <table:table-cell office:value-type="float" office:value="35940079" calcext:value-type="float">
            <text:p>35940079</text:p>
          </table:table-cell>
          <table:table-cell office:value-type="float" office:value="48186372" calcext:value-type="float">
            <text:p>48186372</text:p>
          </table:table-cell>
          <table:table-cell office:value-type="float" office:value="48265584" calcext:value-type="float">
            <text:p>48265584</text:p>
          </table:table-cell>
          <table:table-cell office:value-type="float" office:value="48183792" calcext:value-type="float">
            <text:p>48183792</text:p>
          </table:table-cell>
          <table:table-cell office:value-type="float" office:value="48145275" calcext:value-type="float">
            <text:p>48145275</text:p>
          </table:table-cell>
          <table:table-cell office:value-type="float" office:value="48257730" calcext:value-type="float">
            <text:p>48257730</text:p>
          </table:table-cell>
          <table:table-cell office:value-type="float" office:value="48221433" calcext:value-type="float">
            <text:p>48221433</text:p>
          </table:table-cell>
          <table:table-cell office:value-type="float" office:value="43934147" calcext:value-type="float">
            <text:p>43934147</text:p>
          </table:table-cell>
          <table:table-cell office:value-type="float" office:value="44035870" calcext:value-type="float">
            <text:p>44035870</text:p>
          </table:table-cell>
          <table:table-cell office:value-type="float" office:value="44055648" calcext:value-type="float">
            <text:p>44055648</text:p>
          </table:table-cell>
          <table:table-cell office:value-type="float" office:value="43925957" calcext:value-type="float">
            <text:p>43925957</text:p>
          </table:table-cell>
          <table:table-cell office:value-type="float" office:value="43869380" calcext:value-type="float">
            <text:p>43869380</text:p>
          </table:table-cell>
          <table:table-cell office:value-type="float" office:value="58254715" calcext:value-type="float">
            <text:p>58254715</text:p>
          </table:table-cell>
          <table:table-cell office:value-type="float" office:value="58091035" calcext:value-type="float">
            <text:p>58091035</text:p>
          </table:table-cell>
          <table:table-cell office:value-type="float" office:value="58209562" calcext:value-type="float">
            <text:p>58209562</text:p>
          </table:table-cell>
          <table:table-cell office:value-type="float" office:value="58089993" calcext:value-type="float">
            <text:p>58089993</text:p>
          </table:table-cell>
          <table:table-cell office:value-type="float" office:value="58165485" calcext:value-type="float">
            <text:p>58165485</text:p>
          </table:table-cell>
          <table:table-cell office:value-type="float" office:value="58148615" calcext:value-type="float">
            <text:p>58148615</text:p>
          </table:table-cell>
          <table:table-cell office:value-type="float" office:value="70625646" calcext:value-type="float">
            <text:p>70625646</text:p>
          </table:table-cell>
          <table:table-cell office:value-type="float" office:value="70923732" calcext:value-type="float">
            <text:p>70923732</text:p>
          </table:table-cell>
          <table:table-cell office:value-type="float" office:value="70845922" calcext:value-type="float">
            <text:p>70845922</text:p>
          </table:table-cell>
          <table:table-cell office:value-type="float" office:value="70805842" calcext:value-type="float">
            <text:p>70805842</text:p>
          </table:table-cell>
          <table:table-cell office:value-type="float" office:value="70872575" calcext:value-type="float">
            <text:p>70872575</text:p>
          </table:table-cell>
          <table:table-cell office:value-type="float" office:value="32850071" calcext:value-type="float">
            <text:p>32850071</text:p>
          </table:table-cell>
          <table:table-cell office:value-type="float" office:value="32883053" calcext:value-type="float">
            <text:p>32883053</text:p>
          </table:table-cell>
          <table:table-cell office:value-type="float" office:value="32905626" calcext:value-type="float">
            <text:p>32905626</text:p>
          </table:table-cell>
          <table:table-cell office:value-type="float" office:value="32804018" calcext:value-type="float">
            <text:p>32804018</text:p>
          </table:table-cell>
          <table:table-cell office:value-type="float" office:value="37989225" calcext:value-type="float">
            <text:p>37989225</text:p>
          </table:table-cell>
          <table:table-cell office:value-type="float" office:value="36263553" calcext:value-type="float">
            <text:p>36263553</text:p>
          </table:table-cell>
          <table:table-cell office:value-type="float" office:value="36737763" calcext:value-type="float">
            <text:p>36737763</text:p>
          </table:table-cell>
          <table:table-cell/>
          <table:table-cell table:formula="of:=AVERAGE([.B2:.CW2])" office:value-type="float" office:value="42936415.77" calcext:value-type="float">
            <text:p>42936415.77</text:p>
          </table:table-cell>
        </table:table-row>
        <table:table-row table:style-name="ro1">
          <table:table-cell/>
          <table:table-cell office:value-type="float" office:value="49032680" calcext:value-type="float">
            <text:p>49032680</text:p>
          </table:table-cell>
          <table:table-cell office:value-type="float" office:value="38207790" calcext:value-type="float">
            <text:p>38207790</text:p>
          </table:table-cell>
          <table:table-cell office:value-type="float" office:value="38285790" calcext:value-type="float">
            <text:p>38285790</text:p>
          </table:table-cell>
          <table:table-cell office:value-type="float" office:value="38262696" calcext:value-type="float">
            <text:p>38262696</text:p>
          </table:table-cell>
          <table:table-cell office:value-type="float" office:value="38537326" calcext:value-type="float">
            <text:p>38537326</text:p>
          </table:table-cell>
          <table:table-cell office:value-type="float" office:value="47665441" calcext:value-type="float">
            <text:p>47665441</text:p>
          </table:table-cell>
          <table:table-cell office:value-type="float" office:value="38172257" calcext:value-type="float">
            <text:p>38172257</text:p>
          </table:table-cell>
          <table:table-cell office:value-type="float" office:value="38304837" calcext:value-type="float">
            <text:p>38304837</text:p>
          </table:table-cell>
          <table:table-cell office:value-type="float" office:value="36656464" calcext:value-type="float">
            <text:p>36656464</text:p>
          </table:table-cell>
          <table:table-cell office:value-type="float" office:value="39494054" calcext:value-type="float">
            <text:p>39494054</text:p>
          </table:table-cell>
          <table:table-cell office:value-type="float" office:value="36824373" calcext:value-type="float">
            <text:p>36824373</text:p>
          </table:table-cell>
          <table:table-cell office:value-type="float" office:value="36697945" calcext:value-type="float">
            <text:p>36697945</text:p>
          </table:table-cell>
          <table:table-cell office:value-type="float" office:value="36662254" calcext:value-type="float">
            <text:p>36662254</text:p>
          </table:table-cell>
          <table:table-cell office:value-type="float" office:value="36899875" calcext:value-type="float">
            <text:p>36899875</text:p>
          </table:table-cell>
          <table:table-cell office:value-type="float" office:value="36457853" calcext:value-type="float">
            <text:p>36457853</text:p>
          </table:table-cell>
          <table:table-cell office:value-type="float" office:value="43439193" calcext:value-type="float">
            <text:p>43439193</text:p>
          </table:table-cell>
          <table:table-cell office:value-type="float" office:value="43385525" calcext:value-type="float">
            <text:p>43385525</text:p>
          </table:table-cell>
          <table:table-cell office:value-type="float" office:value="43249557" calcext:value-type="float">
            <text:p>43249557</text:p>
          </table:table-cell>
          <table:table-cell office:value-type="float" office:value="43451566" calcext:value-type="float">
            <text:p>43451566</text:p>
          </table:table-cell>
          <table:table-cell office:value-type="float" office:value="44214844" calcext:value-type="float">
            <text:p>44214844</text:p>
          </table:table-cell>
          <table:table-cell office:value-type="float" office:value="43169694" calcext:value-type="float">
            <text:p>43169694</text:p>
          </table:table-cell>
          <table:table-cell office:value-type="float" office:value="47942001" calcext:value-type="float">
            <text:p>47942001</text:p>
          </table:table-cell>
          <table:table-cell office:value-type="float" office:value="35913705" calcext:value-type="float">
            <text:p>35913705</text:p>
          </table:table-cell>
          <table:table-cell office:value-type="float" office:value="36237472" calcext:value-type="float">
            <text:p>36237472</text:p>
          </table:table-cell>
          <table:table-cell office:value-type="float" office:value="36038646" calcext:value-type="float">
            <text:p>36038646</text:p>
          </table:table-cell>
          <table:table-cell office:value-type="float" office:value="35879214" calcext:value-type="float">
            <text:p>35879214</text:p>
          </table:table-cell>
          <table:table-cell office:value-type="float" office:value="36042052" calcext:value-type="float">
            <text:p>36042052</text:p>
          </table:table-cell>
          <table:table-cell office:value-type="float" office:value="35987643" calcext:value-type="float">
            <text:p>35987643</text:p>
          </table:table-cell>
          <table:table-cell office:value-type="float" office:value="39838025" calcext:value-type="float">
            <text:p>39838025</text:p>
          </table:table-cell>
          <table:table-cell office:value-type="float" office:value="39710855" calcext:value-type="float">
            <text:p>39710855</text:p>
          </table:table-cell>
          <table:table-cell office:value-type="float" office:value="39833428" calcext:value-type="float">
            <text:p>39833428</text:p>
          </table:table-cell>
          <table:table-cell office:value-type="float" office:value="40045419" calcext:value-type="float">
            <text:p>40045419</text:p>
          </table:table-cell>
          <table:table-cell office:value-type="float" office:value="39787894" calcext:value-type="float">
            <text:p>39787894</text:p>
          </table:table-cell>
          <table:table-cell office:value-type="float" office:value="40032394" calcext:value-type="float">
            <text:p>40032394</text:p>
          </table:table-cell>
          <table:table-cell office:value-type="float" office:value="42844320" calcext:value-type="float">
            <text:p>42844320</text:p>
          </table:table-cell>
          <table:table-cell office:value-type="float" office:value="42430664" calcext:value-type="float">
            <text:p>42430664</text:p>
          </table:table-cell>
          <table:table-cell office:value-type="float" office:value="42595766" calcext:value-type="float">
            <text:p>42595766</text:p>
          </table:table-cell>
          <table:table-cell office:value-type="float" office:value="42673634" calcext:value-type="float">
            <text:p>42673634</text:p>
          </table:table-cell>
          <table:table-cell office:value-type="float" office:value="42458638" calcext:value-type="float">
            <text:p>42458638</text:p>
          </table:table-cell>
          <table:table-cell office:value-type="float" office:value="42830649" calcext:value-type="float">
            <text:p>42830649</text:p>
          </table:table-cell>
          <table:table-cell office:value-type="float" office:value="65622700" calcext:value-type="float">
            <text:p>65622700</text:p>
          </table:table-cell>
          <table:table-cell office:value-type="float" office:value="65798320" calcext:value-type="float">
            <text:p>65798320</text:p>
          </table:table-cell>
          <table:table-cell office:value-type="float" office:value="65873769" calcext:value-type="float">
            <text:p>65873769</text:p>
          </table:table-cell>
          <table:table-cell office:value-type="float" office:value="65861352" calcext:value-type="float">
            <text:p>65861352</text:p>
          </table:table-cell>
          <table:table-cell office:value-type="float" office:value="65918910" calcext:value-type="float">
            <text:p>65918910</text:p>
          </table:table-cell>
          <table:table-cell office:value-type="float" office:value="65627839" calcext:value-type="float">
            <text:p>65627839</text:p>
          </table:table-cell>
          <table:table-cell office:value-type="float" office:value="38910859" calcext:value-type="float">
            <text:p>38910859</text:p>
          </table:table-cell>
          <table:table-cell office:value-type="float" office:value="38833834" calcext:value-type="float">
            <text:p>38833834</text:p>
          </table:table-cell>
          <table:table-cell office:value-type="float" office:value="38820538" calcext:value-type="float">
            <text:p>38820538</text:p>
          </table:table-cell>
          <table:table-cell office:value-type="float" office:value="39166150" calcext:value-type="float">
            <text:p>39166150</text:p>
          </table:table-cell>
          <table:table-cell office:value-type="float" office:value="38869195" calcext:value-type="float">
            <text:p>38869195</text:p>
          </table:table-cell>
          <table:table-cell office:value-type="float" office:value="38940395" calcext:value-type="float">
            <text:p>38940395</text:p>
          </table:table-cell>
          <table:table-cell office:value-type="float" office:value="39848335" calcext:value-type="float">
            <text:p>39848335</text:p>
          </table:table-cell>
          <table:table-cell office:value-type="float" office:value="38917257" calcext:value-type="float">
            <text:p>38917257</text:p>
          </table:table-cell>
          <table:table-cell office:value-type="float" office:value="60318301" calcext:value-type="float">
            <text:p>60318301</text:p>
          </table:table-cell>
          <table:table-cell office:value-type="float" office:value="60311733" calcext:value-type="float">
            <text:p>60311733</text:p>
          </table:table-cell>
          <table:table-cell office:value-type="float" office:value="60325583" calcext:value-type="float">
            <text:p>60325583</text:p>
          </table:table-cell>
          <table:table-cell office:value-type="float" office:value="60292820" calcext:value-type="float">
            <text:p>60292820</text:p>
          </table:table-cell>
          <table:table-cell office:value-type="float" office:value="60326194" calcext:value-type="float">
            <text:p>60326194</text:p>
          </table:table-cell>
          <table:table-cell office:value-type="float" office:value="60266486" calcext:value-type="float">
            <text:p>60266486</text:p>
          </table:table-cell>
          <table:table-cell office:value-type="float" office:value="36243429" calcext:value-type="float">
            <text:p>36243429</text:p>
          </table:table-cell>
          <table:table-cell office:value-type="float" office:value="36143747" calcext:value-type="float">
            <text:p>36143747</text:p>
          </table:table-cell>
          <table:table-cell office:value-type="float" office:value="36340618" calcext:value-type="float">
            <text:p>36340618</text:p>
          </table:table-cell>
          <table:table-cell office:value-type="float" office:value="36160444" calcext:value-type="float">
            <text:p>36160444</text:p>
          </table:table-cell>
          <table:table-cell office:value-type="float" office:value="36296878" calcext:value-type="float">
            <text:p>36296878</text:p>
          </table:table-cell>
          <table:table-cell office:value-type="float" office:value="36512008" calcext:value-type="float">
            <text:p>36512008</text:p>
          </table:table-cell>
          <table:table-cell office:value-type="float" office:value="36542117" calcext:value-type="float">
            <text:p>36542117</text:p>
          </table:table-cell>
          <table:table-cell office:value-type="float" office:value="67100361" calcext:value-type="float">
            <text:p>67100361</text:p>
          </table:table-cell>
          <table:table-cell office:value-type="float" office:value="67423768" calcext:value-type="float">
            <text:p>67423768</text:p>
          </table:table-cell>
          <table:table-cell office:value-type="float" office:value="67227177" calcext:value-type="float">
            <text:p>67227177</text:p>
          </table:table-cell>
          <table:table-cell office:value-type="float" office:value="67208914" calcext:value-type="float">
            <text:p>67208914</text:p>
          </table:table-cell>
          <table:table-cell office:value-type="float" office:value="67235022" calcext:value-type="float">
            <text:p>67235022</text:p>
          </table:table-cell>
          <table:table-cell office:value-type="float" office:value="67452348" calcext:value-type="float">
            <text:p>67452348</text:p>
          </table:table-cell>
          <table:table-cell office:value-type="float" office:value="36813935" calcext:value-type="float">
            <text:p>36813935</text:p>
          </table:table-cell>
          <table:table-cell office:value-type="float" office:value="36809093" calcext:value-type="float">
            <text:p>36809093</text:p>
          </table:table-cell>
          <table:table-cell office:value-type="float" office:value="36990024" calcext:value-type="float">
            <text:p>36990024</text:p>
          </table:table-cell>
          <table:table-cell office:value-type="float" office:value="36823810" calcext:value-type="float">
            <text:p>36823810</text:p>
          </table:table-cell>
          <table:table-cell office:value-type="float" office:value="36633355" calcext:value-type="float">
            <text:p>36633355</text:p>
          </table:table-cell>
          <table:table-cell office:value-type="float" office:value="36781300" calcext:value-type="float">
            <text:p>36781300</text:p>
          </table:table-cell>
          <table:table-cell office:value-type="float" office:value="36653826" calcext:value-type="float">
            <text:p>36653826</text:p>
          </table:table-cell>
          <table:table-cell office:value-type="float" office:value="44151428" calcext:value-type="float">
            <text:p>44151428</text:p>
          </table:table-cell>
          <table:table-cell office:value-type="float" office:value="43844286" calcext:value-type="float">
            <text:p>43844286</text:p>
          </table:table-cell>
          <table:table-cell office:value-type="float" office:value="44190432" calcext:value-type="float">
            <text:p>44190432</text:p>
          </table:table-cell>
          <table:table-cell office:value-type="float" office:value="43949254" calcext:value-type="float">
            <text:p>43949254</text:p>
          </table:table-cell>
          <table:table-cell office:value-type="float" office:value="44233612" calcext:value-type="float">
            <text:p>44233612</text:p>
          </table:table-cell>
          <table:table-cell office:value-type="float" office:value="43874338" calcext:value-type="float">
            <text:p>43874338</text:p>
          </table:table-cell>
          <table:table-cell office:value-type="float" office:value="44309382" calcext:value-type="float">
            <text:p>44309382</text:p>
          </table:table-cell>
          <table:table-cell office:value-type="float" office:value="36272812" calcext:value-type="float">
            <text:p>36272812</text:p>
          </table:table-cell>
          <table:table-cell office:value-type="float" office:value="36412853" calcext:value-type="float">
            <text:p>36412853</text:p>
          </table:table-cell>
          <table:table-cell office:value-type="float" office:value="36385445" calcext:value-type="float">
            <text:p>36385445</text:p>
          </table:table-cell>
          <table:table-cell office:value-type="float" office:value="36352711" calcext:value-type="float">
            <text:p>36352711</text:p>
          </table:table-cell>
          <table:table-cell office:value-type="float" office:value="36320471" calcext:value-type="float">
            <text:p>36320471</text:p>
          </table:table-cell>
          <table:table-cell office:value-type="float" office:value="36362222" calcext:value-type="float">
            <text:p>36362222</text:p>
          </table:table-cell>
          <table:table-cell office:value-type="float" office:value="36264538" calcext:value-type="float">
            <text:p>36264538</text:p>
          </table:table-cell>
          <table:table-cell office:value-type="float" office:value="36357820" calcext:value-type="float">
            <text:p>36357820</text:p>
          </table:table-cell>
          <table:table-cell office:value-type="float" office:value="45240451" calcext:value-type="float">
            <text:p>45240451</text:p>
          </table:table-cell>
          <table:table-cell office:value-type="float" office:value="45101411" calcext:value-type="float">
            <text:p>45101411</text:p>
          </table:table-cell>
          <table:table-cell office:value-type="float" office:value="45506231" calcext:value-type="float">
            <text:p>45506231</text:p>
          </table:table-cell>
          <table:table-cell office:value-type="float" office:value="45062420" calcext:value-type="float">
            <text:p>45062420</text:p>
          </table:table-cell>
          <table:table-cell office:value-type="float" office:value="45369992" calcext:value-type="float">
            <text:p>45369992</text:p>
          </table:table-cell>
          <table:table-cell/>
          <table:table-cell table:formula="of:=AVERAGE([.B3:.CW3])" office:value-type="float" office:value="44159992.86" calcext:value-type="float">
            <text:p>44159992.86</text:p>
          </table:table-cell>
        </table:table-row>
        <table:table-row table:style-name="ro1">
          <table:table-cell/>
          <table:table-cell office:value-type="float" office:value="46648120" calcext:value-type="float">
            <text:p>46648120</text:p>
          </table:table-cell>
          <table:table-cell office:value-type="float" office:value="46956972" calcext:value-type="float">
            <text:p>46956972</text:p>
          </table:table-cell>
          <table:table-cell office:value-type="float" office:value="46808286" calcext:value-type="float">
            <text:p>46808286</text:p>
          </table:table-cell>
          <table:table-cell office:value-type="float" office:value="38558417" calcext:value-type="float">
            <text:p>38558417</text:p>
          </table:table-cell>
          <table:table-cell office:value-type="float" office:value="35541837" calcext:value-type="float">
            <text:p>35541837</text:p>
          </table:table-cell>
          <table:table-cell office:value-type="float" office:value="35880661" calcext:value-type="float">
            <text:p>35880661</text:p>
          </table:table-cell>
          <table:table-cell office:value-type="float" office:value="35653169" calcext:value-type="float">
            <text:p>35653169</text:p>
          </table:table-cell>
          <table:table-cell office:value-type="float" office:value="35802270" calcext:value-type="float">
            <text:p>35802270</text:p>
          </table:table-cell>
          <table:table-cell office:value-type="float" office:value="35612765" calcext:value-type="float">
            <text:p>35612765</text:p>
          </table:table-cell>
          <table:table-cell office:value-type="float" office:value="37921131" calcext:value-type="float">
            <text:p>37921131</text:p>
          </table:table-cell>
          <table:table-cell office:value-type="float" office:value="37809227" calcext:value-type="float">
            <text:p>37809227</text:p>
          </table:table-cell>
          <table:table-cell office:value-type="float" office:value="37522013" calcext:value-type="float">
            <text:p>37522013</text:p>
          </table:table-cell>
          <table:table-cell office:value-type="float" office:value="37399424" calcext:value-type="float">
            <text:p>37399424</text:p>
          </table:table-cell>
          <table:table-cell office:value-type="float" office:value="37536273" calcext:value-type="float">
            <text:p>37536273</text:p>
          </table:table-cell>
          <table:table-cell office:value-type="float" office:value="37811966" calcext:value-type="float">
            <text:p>37811966</text:p>
          </table:table-cell>
          <table:table-cell office:value-type="float" office:value="43446402" calcext:value-type="float">
            <text:p>43446402</text:p>
          </table:table-cell>
          <table:table-cell office:value-type="float" office:value="37400946" calcext:value-type="float">
            <text:p>37400946</text:p>
          </table:table-cell>
          <table:table-cell office:value-type="float" office:value="37720332" calcext:value-type="float">
            <text:p>37720332</text:p>
          </table:table-cell>
          <table:table-cell office:value-type="float" office:value="37998992" calcext:value-type="float">
            <text:p>37998992</text:p>
          </table:table-cell>
          <table:table-cell office:value-type="float" office:value="37679104" calcext:value-type="float">
            <text:p>37679104</text:p>
          </table:table-cell>
          <table:table-cell office:value-type="float" office:value="37868019" calcext:value-type="float">
            <text:p>37868019</text:p>
          </table:table-cell>
          <table:table-cell office:value-type="float" office:value="38024923" calcext:value-type="float">
            <text:p>38024923</text:p>
          </table:table-cell>
          <table:table-cell office:value-type="float" office:value="37742290" calcext:value-type="float">
            <text:p>37742290</text:p>
          </table:table-cell>
          <table:table-cell office:value-type="float" office:value="37689357" calcext:value-type="float">
            <text:p>37689357</text:p>
          </table:table-cell>
          <table:table-cell office:value-type="float" office:value="37802537" calcext:value-type="float">
            <text:p>37802537</text:p>
          </table:table-cell>
          <table:table-cell office:value-type="float" office:value="37914770" calcext:value-type="float">
            <text:p>37914770</text:p>
          </table:table-cell>
          <table:table-cell office:value-type="float" office:value="37917668" calcext:value-type="float">
            <text:p>37917668</text:p>
          </table:table-cell>
          <table:table-cell office:value-type="float" office:value="37849308" calcext:value-type="float">
            <text:p>37849308</text:p>
          </table:table-cell>
          <table:table-cell office:value-type="float" office:value="37685783" calcext:value-type="float">
            <text:p>37685783</text:p>
          </table:table-cell>
          <table:table-cell office:value-type="float" office:value="37811791" calcext:value-type="float">
            <text:p>37811791</text:p>
          </table:table-cell>
          <table:table-cell office:value-type="float" office:value="37956844" calcext:value-type="float">
            <text:p>37956844</text:p>
          </table:table-cell>
          <table:table-cell office:value-type="float" office:value="38337012" calcext:value-type="float">
            <text:p>38337012</text:p>
          </table:table-cell>
          <table:table-cell office:value-type="float" office:value="38402549" calcext:value-type="float">
            <text:p>38402549</text:p>
          </table:table-cell>
          <table:table-cell office:value-type="float" office:value="38348217" calcext:value-type="float">
            <text:p>38348217</text:p>
          </table:table-cell>
          <table:table-cell office:value-type="float" office:value="38352431" calcext:value-type="float">
            <text:p>38352431</text:p>
          </table:table-cell>
          <table:table-cell office:value-type="float" office:value="38417732" calcext:value-type="float">
            <text:p>38417732</text:p>
          </table:table-cell>
          <table:table-cell office:value-type="float" office:value="38624096" calcext:value-type="float">
            <text:p>38624096</text:p>
          </table:table-cell>
          <table:table-cell office:value-type="float" office:value="42091266" calcext:value-type="float">
            <text:p>42091266</text:p>
          </table:table-cell>
          <table:table-cell office:value-type="float" office:value="42006635" calcext:value-type="float">
            <text:p>42006635</text:p>
          </table:table-cell>
          <table:table-cell office:value-type="float" office:value="42171659" calcext:value-type="float">
            <text:p>42171659</text:p>
          </table:table-cell>
          <table:table-cell office:value-type="float" office:value="42199501" calcext:value-type="float">
            <text:p>42199501</text:p>
          </table:table-cell>
          <table:table-cell office:value-type="float" office:value="42589661" calcext:value-type="float">
            <text:p>42589661</text:p>
          </table:table-cell>
          <table:table-cell office:value-type="float" office:value="42145764" calcext:value-type="float">
            <text:p>42145764</text:p>
          </table:table-cell>
          <table:table-cell office:value-type="float" office:value="51931665" calcext:value-type="float">
            <text:p>51931665</text:p>
          </table:table-cell>
          <table:table-cell office:value-type="float" office:value="51750690" calcext:value-type="float">
            <text:p>51750690</text:p>
          </table:table-cell>
          <table:table-cell office:value-type="float" office:value="51834869" calcext:value-type="float">
            <text:p>51834869</text:p>
          </table:table-cell>
          <table:table-cell office:value-type="float" office:value="51925079" calcext:value-type="float">
            <text:p>51925079</text:p>
          </table:table-cell>
          <table:table-cell office:value-type="float" office:value="51921862" calcext:value-type="float">
            <text:p>51921862</text:p>
          </table:table-cell>
          <table:table-cell office:value-type="float" office:value="51884988" calcext:value-type="float">
            <text:p>51884988</text:p>
          </table:table-cell>
          <table:table-cell office:value-type="float" office:value="48017780" calcext:value-type="float">
            <text:p>48017780</text:p>
          </table:table-cell>
          <table:table-cell office:value-type="float" office:value="48220962" calcext:value-type="float">
            <text:p>48220962</text:p>
          </table:table-cell>
          <table:table-cell office:value-type="float" office:value="48162653" calcext:value-type="float">
            <text:p>48162653</text:p>
          </table:table-cell>
          <table:table-cell office:value-type="float" office:value="48249268" calcext:value-type="float">
            <text:p>48249268</text:p>
          </table:table-cell>
          <table:table-cell office:value-type="float" office:value="48074631" calcext:value-type="float">
            <text:p>48074631</text:p>
          </table:table-cell>
          <table:table-cell office:value-type="float" office:value="48176387" calcext:value-type="float">
            <text:p>48176387</text:p>
          </table:table-cell>
          <table:table-cell office:value-type="float" office:value="51686263" calcext:value-type="float">
            <text:p>51686263</text:p>
          </table:table-cell>
          <table:table-cell office:value-type="float" office:value="51706180" calcext:value-type="float">
            <text:p>51706180</text:p>
          </table:table-cell>
          <table:table-cell office:value-type="float" office:value="51962993" calcext:value-type="float">
            <text:p>51962993</text:p>
          </table:table-cell>
          <table:table-cell office:value-type="float" office:value="51609745" calcext:value-type="float">
            <text:p>51609745</text:p>
          </table:table-cell>
          <table:table-cell office:value-type="float" office:value="51623181" calcext:value-type="float">
            <text:p>51623181</text:p>
          </table:table-cell>
          <table:table-cell office:value-type="float" office:value="51971468" calcext:value-type="float">
            <text:p>51971468</text:p>
          </table:table-cell>
          <table:table-cell office:value-type="float" office:value="40036273" calcext:value-type="float">
            <text:p>40036273</text:p>
          </table:table-cell>
          <table:table-cell office:value-type="float" office:value="39927692" calcext:value-type="float">
            <text:p>39927692</text:p>
          </table:table-cell>
          <table:table-cell office:value-type="float" office:value="39945962" calcext:value-type="float">
            <text:p>39945962</text:p>
          </table:table-cell>
          <table:table-cell office:value-type="float" office:value="40078587" calcext:value-type="float">
            <text:p>40078587</text:p>
          </table:table-cell>
          <table:table-cell office:value-type="float" office:value="40060528" calcext:value-type="float">
            <text:p>40060528</text:p>
          </table:table-cell>
          <table:table-cell office:value-type="float" office:value="39928492" calcext:value-type="float">
            <text:p>39928492</text:p>
          </table:table-cell>
          <table:table-cell office:value-type="float" office:value="86087955" calcext:value-type="float">
            <text:p>86087955</text:p>
          </table:table-cell>
          <table:table-cell office:value-type="float" office:value="85826994" calcext:value-type="float">
            <text:p>85826994</text:p>
          </table:table-cell>
          <table:table-cell office:value-type="float" office:value="85754743" calcext:value-type="float">
            <text:p>85754743</text:p>
          </table:table-cell>
          <table:table-cell office:value-type="float" office:value="85819793" calcext:value-type="float">
            <text:p>85819793</text:p>
          </table:table-cell>
          <table:table-cell office:value-type="float" office:value="94650856" calcext:value-type="float">
            <text:p>94650856</text:p>
          </table:table-cell>
          <table:table-cell office:value-type="float" office:value="86193581" calcext:value-type="float">
            <text:p>86193581</text:p>
          </table:table-cell>
          <table:table-cell office:value-type="float" office:value="73544603" calcext:value-type="float">
            <text:p>73544603</text:p>
          </table:table-cell>
          <table:table-cell office:value-type="float" office:value="73339932" calcext:value-type="float">
            <text:p>73339932</text:p>
          </table:table-cell>
          <table:table-cell office:value-type="float" office:value="73610972" calcext:value-type="float">
            <text:p>73610972</text:p>
          </table:table-cell>
          <table:table-cell office:value-type="float" office:value="73266647" calcext:value-type="float">
            <text:p>73266647</text:p>
          </table:table-cell>
          <table:table-cell office:value-type="float" office:value="73733201" calcext:value-type="float">
            <text:p>73733201</text:p>
          </table:table-cell>
          <table:table-cell office:value-type="float" office:value="38637454" calcext:value-type="float">
            <text:p>38637454</text:p>
          </table:table-cell>
          <table:table-cell office:value-type="float" office:value="38959349" calcext:value-type="float">
            <text:p>38959349</text:p>
          </table:table-cell>
          <table:table-cell office:value-type="float" office:value="38697616" calcext:value-type="float">
            <text:p>38697616</text:p>
          </table:table-cell>
          <table:table-cell office:value-type="float" office:value="39078052" calcext:value-type="float">
            <text:p>39078052</text:p>
          </table:table-cell>
          <table:table-cell office:value-type="float" office:value="38661380" calcext:value-type="float">
            <text:p>38661380</text:p>
          </table:table-cell>
          <table:table-cell office:value-type="float" office:value="39217461" calcext:value-type="float">
            <text:p>39217461</text:p>
          </table:table-cell>
          <table:table-cell office:value-type="float" office:value="38885393" calcext:value-type="float">
            <text:p>38885393</text:p>
          </table:table-cell>
          <table:table-cell office:value-type="float" office:value="89105051" calcext:value-type="float">
            <text:p>89105051</text:p>
          </table:table-cell>
          <table:table-cell office:value-type="float" office:value="89236336" calcext:value-type="float">
            <text:p>89236336</text:p>
          </table:table-cell>
          <table:table-cell office:value-type="float" office:value="88550261" calcext:value-type="float">
            <text:p>88550261</text:p>
          </table:table-cell>
          <table:table-cell office:value-type="float" office:value="89043875" calcext:value-type="float">
            <text:p>89043875</text:p>
          </table:table-cell>
          <table:table-cell office:value-type="float" office:value="88819401" calcext:value-type="float">
            <text:p>88819401</text:p>
          </table:table-cell>
          <table:table-cell office:value-type="float" office:value="46863046" calcext:value-type="float">
            <text:p>46863046</text:p>
          </table:table-cell>
          <table:table-cell office:value-type="float" office:value="46950523" calcext:value-type="float">
            <text:p>46950523</text:p>
          </table:table-cell>
          <table:table-cell office:value-type="float" office:value="46674584" calcext:value-type="float">
            <text:p>46674584</text:p>
          </table:table-cell>
          <table:table-cell office:value-type="float" office:value="47048790" calcext:value-type="float">
            <text:p>47048790</text:p>
          </table:table-cell>
          <table:table-cell office:value-type="float" office:value="46808366" calcext:value-type="float">
            <text:p>46808366</text:p>
          </table:table-cell>
          <table:table-cell office:value-type="float" office:value="46904405" calcext:value-type="float">
            <text:p>46904405</text:p>
          </table:table-cell>
          <table:table-cell office:value-type="float" office:value="46656153" calcext:value-type="float">
            <text:p>46656153</text:p>
          </table:table-cell>
          <table:table-cell office:value-type="float" office:value="49484005" calcext:value-type="float">
            <text:p>49484005</text:p>
          </table:table-cell>
          <table:table-cell office:value-type="float" office:value="49809678" calcext:value-type="float">
            <text:p>49809678</text:p>
          </table:table-cell>
          <table:table-cell office:value-type="float" office:value="49619121" calcext:value-type="float">
            <text:p>49619121</text:p>
          </table:table-cell>
          <table:table-cell/>
          <table:table-cell table:formula="of:=AVERAGE([.B4:.CW4])" office:value-type="float" office:value="49138858.95" calcext:value-type="float">
            <text:p>49138858.95</text:p>
          </table:table-cell>
        </table:table-row>
        <table:table-row table:style-name="ro1">
          <table:table-cell/>
          <table:table-cell office:value-type="float" office:value="37348099" calcext:value-type="float">
            <text:p>37348099</text:p>
          </table:table-cell>
          <table:table-cell office:value-type="float" office:value="37233950" calcext:value-type="float">
            <text:p>37233950</text:p>
          </table:table-cell>
          <table:table-cell office:value-type="float" office:value="37240464" calcext:value-type="float">
            <text:p>37240464</text:p>
          </table:table-cell>
          <table:table-cell office:value-type="float" office:value="37210696" calcext:value-type="float">
            <text:p>37210696</text:p>
          </table:table-cell>
          <table:table-cell office:value-type="float" office:value="37310850" calcext:value-type="float">
            <text:p>37310850</text:p>
          </table:table-cell>
          <table:table-cell office:value-type="float" office:value="37269414" calcext:value-type="float">
            <text:p>37269414</text:p>
          </table:table-cell>
          <table:table-cell office:value-type="float" office:value="44916085" calcext:value-type="float">
            <text:p>44916085</text:p>
          </table:table-cell>
          <table:table-cell office:value-type="float" office:value="44831366" calcext:value-type="float">
            <text:p>44831366</text:p>
          </table:table-cell>
          <table:table-cell office:value-type="float" office:value="44947166" calcext:value-type="float">
            <text:p>44947166</text:p>
          </table:table-cell>
          <table:table-cell office:value-type="float" office:value="44961978" calcext:value-type="float">
            <text:p>44961978</text:p>
          </table:table-cell>
          <table:table-cell office:value-type="float" office:value="44798749" calcext:value-type="float">
            <text:p>44798749</text:p>
          </table:table-cell>
          <table:table-cell office:value-type="float" office:value="44949505" calcext:value-type="float">
            <text:p>44949505</text:p>
          </table:table-cell>
          <table:table-cell office:value-type="float" office:value="37038252" calcext:value-type="float">
            <text:p>37038252</text:p>
          </table:table-cell>
          <table:table-cell office:value-type="float" office:value="37119911" calcext:value-type="float">
            <text:p>37119911</text:p>
          </table:table-cell>
          <table:table-cell office:value-type="float" office:value="37009213" calcext:value-type="float">
            <text:p>37009213</text:p>
          </table:table-cell>
          <table:table-cell office:value-type="float" office:value="36944567" calcext:value-type="float">
            <text:p>36944567</text:p>
          </table:table-cell>
          <table:table-cell office:value-type="float" office:value="36939169" calcext:value-type="float">
            <text:p>36939169</text:p>
          </table:table-cell>
          <table:table-cell office:value-type="float" office:value="37018747" calcext:value-type="float">
            <text:p>37018747</text:p>
          </table:table-cell>
          <table:table-cell office:value-type="float" office:value="58401812" calcext:value-type="float">
            <text:p>58401812</text:p>
          </table:table-cell>
          <table:table-cell office:value-type="float" office:value="58445908" calcext:value-type="float">
            <text:p>58445908</text:p>
          </table:table-cell>
          <table:table-cell office:value-type="float" office:value="58280780" calcext:value-type="float">
            <text:p>58280780</text:p>
          </table:table-cell>
          <table:table-cell office:value-type="float" office:value="58314350" calcext:value-type="float">
            <text:p>58314350</text:p>
          </table:table-cell>
          <table:table-cell office:value-type="float" office:value="58182253" calcext:value-type="float">
            <text:p>58182253</text:p>
          </table:table-cell>
          <table:table-cell office:value-type="float" office:value="41758621" calcext:value-type="float">
            <text:p>41758621</text:p>
          </table:table-cell>
          <table:table-cell office:value-type="float" office:value="41720154" calcext:value-type="float">
            <text:p>41720154</text:p>
          </table:table-cell>
          <table:table-cell office:value-type="float" office:value="41752722" calcext:value-type="float">
            <text:p>41752722</text:p>
          </table:table-cell>
          <table:table-cell office:value-type="float" office:value="41713522" calcext:value-type="float">
            <text:p>41713522</text:p>
          </table:table-cell>
          <table:table-cell office:value-type="float" office:value="45097919" calcext:value-type="float">
            <text:p>45097919</text:p>
          </table:table-cell>
          <table:table-cell office:value-type="float" office:value="45607690" calcext:value-type="float">
            <text:p>45607690</text:p>
          </table:table-cell>
          <table:table-cell office:value-type="float" office:value="49524242" calcext:value-type="float">
            <text:p>49524242</text:p>
          </table:table-cell>
          <table:table-cell office:value-type="float" office:value="37982761" calcext:value-type="float">
            <text:p>37982761</text:p>
          </table:table-cell>
          <table:table-cell office:value-type="float" office:value="38024529" calcext:value-type="float">
            <text:p>38024529</text:p>
          </table:table-cell>
          <table:table-cell office:value-type="float" office:value="38062581" calcext:value-type="float">
            <text:p>38062581</text:p>
          </table:table-cell>
          <table:table-cell office:value-type="float" office:value="38052290" calcext:value-type="float">
            <text:p>38052290</text:p>
          </table:table-cell>
          <table:table-cell office:value-type="float" office:value="43672552" calcext:value-type="float">
            <text:p>43672552</text:p>
          </table:table-cell>
          <table:table-cell office:value-type="float" office:value="47652686" calcext:value-type="float">
            <text:p>47652686</text:p>
          </table:table-cell>
          <table:table-cell office:value-type="float" office:value="41504014" calcext:value-type="float">
            <text:p>41504014</text:p>
          </table:table-cell>
          <table:table-cell office:value-type="float" office:value="41575287" calcext:value-type="float">
            <text:p>41575287</text:p>
          </table:table-cell>
          <table:table-cell office:value-type="float" office:value="41563024" calcext:value-type="float">
            <text:p>41563024</text:p>
          </table:table-cell>
          <table:table-cell office:value-type="float" office:value="41514557" calcext:value-type="float">
            <text:p>41514557</text:p>
          </table:table-cell>
          <table:table-cell office:value-type="float" office:value="41482688" calcext:value-type="float">
            <text:p>41482688</text:p>
          </table:table-cell>
          <table:table-cell office:value-type="float" office:value="41426447" calcext:value-type="float">
            <text:p>41426447</text:p>
          </table:table-cell>
          <table:table-cell office:value-type="float" office:value="41571521" calcext:value-type="float">
            <text:p>41571521</text:p>
          </table:table-cell>
          <table:table-cell office:value-type="float" office:value="41414529" calcext:value-type="float">
            <text:p>41414529</text:p>
          </table:table-cell>
          <table:table-cell office:value-type="float" office:value="60742859" calcext:value-type="float">
            <text:p>60742859</text:p>
          </table:table-cell>
          <table:table-cell office:value-type="float" office:value="58338926" calcext:value-type="float">
            <text:p>58338926</text:p>
          </table:table-cell>
          <table:table-cell office:value-type="float" office:value="61173616" calcext:value-type="float">
            <text:p>61173616</text:p>
          </table:table-cell>
          <table:table-cell office:value-type="float" office:value="58784276" calcext:value-type="float">
            <text:p>58784276</text:p>
          </table:table-cell>
          <table:table-cell office:value-type="float" office:value="58044374" calcext:value-type="float">
            <text:p>58044374</text:p>
          </table:table-cell>
          <table:table-cell office:value-type="float" office:value="40745525" calcext:value-type="float">
            <text:p>40745525</text:p>
          </table:table-cell>
          <table:table-cell office:value-type="float" office:value="35340138" calcext:value-type="float">
            <text:p>35340138</text:p>
          </table:table-cell>
          <table:table-cell office:value-type="float" office:value="35122954" calcext:value-type="float">
            <text:p>35122954</text:p>
          </table:table-cell>
          <table:table-cell office:value-type="float" office:value="35244776" calcext:value-type="float">
            <text:p>35244776</text:p>
          </table:table-cell>
          <table:table-cell office:value-type="float" office:value="35316490" calcext:value-type="float">
            <text:p>35316490</text:p>
          </table:table-cell>
          <table:table-cell office:value-type="float" office:value="35176324" calcext:value-type="float">
            <text:p>35176324</text:p>
          </table:table-cell>
          <table:table-cell office:value-type="float" office:value="35298666" calcext:value-type="float">
            <text:p>35298666</text:p>
          </table:table-cell>
          <table:table-cell office:value-type="float" office:value="36251744" calcext:value-type="float">
            <text:p>36251744</text:p>
          </table:table-cell>
          <table:table-cell office:value-type="float" office:value="36218827" calcext:value-type="float">
            <text:p>36218827</text:p>
          </table:table-cell>
          <table:table-cell office:value-type="float" office:value="41089804" calcext:value-type="float">
            <text:p>41089804</text:p>
          </table:table-cell>
          <table:table-cell office:value-type="float" office:value="36209088" calcext:value-type="float">
            <text:p>36209088</text:p>
          </table:table-cell>
          <table:table-cell office:value-type="float" office:value="36234233" calcext:value-type="float">
            <text:p>36234233</text:p>
          </table:table-cell>
          <table:table-cell office:value-type="float" office:value="36691335" calcext:value-type="float">
            <text:p>36691335</text:p>
          </table:table-cell>
          <table:table-cell office:value-type="float" office:value="36243962" calcext:value-type="float">
            <text:p>36243962</text:p>
          </table:table-cell>
          <table:table-cell office:value-type="float" office:value="34513944" calcext:value-type="float">
            <text:p>34513944</text:p>
          </table:table-cell>
          <table:table-cell office:value-type="float" office:value="34523893" calcext:value-type="float">
            <text:p>34523893</text:p>
          </table:table-cell>
          <table:table-cell office:value-type="float" office:value="34573286" calcext:value-type="float">
            <text:p>34573286</text:p>
          </table:table-cell>
          <table:table-cell office:value-type="float" office:value="34472648" calcext:value-type="float">
            <text:p>34472648</text:p>
          </table:table-cell>
          <table:table-cell office:value-type="float" office:value="34573721" calcext:value-type="float">
            <text:p>34573721</text:p>
          </table:table-cell>
          <table:table-cell office:value-type="float" office:value="46375801" calcext:value-type="float">
            <text:p>46375801</text:p>
          </table:table-cell>
          <table:table-cell office:value-type="float" office:value="56343409" calcext:value-type="float">
            <text:p>56343409</text:p>
          </table:table-cell>
          <table:table-cell office:value-type="float" office:value="56300165" calcext:value-type="float">
            <text:p>56300165</text:p>
          </table:table-cell>
          <table:table-cell office:value-type="float" office:value="56359251" calcext:value-type="float">
            <text:p>56359251</text:p>
          </table:table-cell>
          <table:table-cell office:value-type="float" office:value="56432713" calcext:value-type="float">
            <text:p>56432713</text:p>
          </table:table-cell>
          <table:table-cell office:value-type="float" office:value="56555220" calcext:value-type="float">
            <text:p>56555220</text:p>
          </table:table-cell>
          <table:table-cell office:value-type="float" office:value="56369564" calcext:value-type="float">
            <text:p>56369564</text:p>
          </table:table-cell>
          <table:table-cell office:value-type="float" office:value="59779813" calcext:value-type="float">
            <text:p>59779813</text:p>
          </table:table-cell>
          <table:table-cell office:value-type="float" office:value="50690116" calcext:value-type="float">
            <text:p>50690116</text:p>
          </table:table-cell>
          <table:table-cell office:value-type="float" office:value="45910207" calcext:value-type="float">
            <text:p>45910207</text:p>
          </table:table-cell>
          <table:table-cell office:value-type="float" office:value="45886018" calcext:value-type="float">
            <text:p>45886018</text:p>
          </table:table-cell>
          <table:table-cell office:value-type="float" office:value="46015756" calcext:value-type="float">
            <text:p>46015756</text:p>
          </table:table-cell>
          <table:table-cell office:value-type="float" office:value="46010355" calcext:value-type="float">
            <text:p>46010355</text:p>
          </table:table-cell>
          <table:table-cell office:value-type="float" office:value="45945276" calcext:value-type="float">
            <text:p>45945276</text:p>
          </table:table-cell>
          <table:table-cell office:value-type="float" office:value="45811631" calcext:value-type="float">
            <text:p>45811631</text:p>
          </table:table-cell>
          <table:table-cell office:value-type="float" office:value="51376355" calcext:value-type="float">
            <text:p>51376355</text:p>
          </table:table-cell>
          <table:table-cell office:value-type="float" office:value="51563502" calcext:value-type="float">
            <text:p>51563502</text:p>
          </table:table-cell>
          <table:table-cell office:value-type="float" office:value="51583778" calcext:value-type="float">
            <text:p>51583778</text:p>
          </table:table-cell>
          <table:table-cell office:value-type="float" office:value="51442234" calcext:value-type="float">
            <text:p>51442234</text:p>
          </table:table-cell>
          <table:table-cell office:value-type="float" office:value="51614562" calcext:value-type="float">
            <text:p>51614562</text:p>
          </table:table-cell>
          <table:table-cell office:value-type="float" office:value="38235871" calcext:value-type="float">
            <text:p>38235871</text:p>
          </table:table-cell>
          <table:table-cell office:value-type="float" office:value="38569800" calcext:value-type="float">
            <text:p>38569800</text:p>
          </table:table-cell>
          <table:table-cell office:value-type="float" office:value="38364912" calcext:value-type="float">
            <text:p>38364912</text:p>
          </table:table-cell>
          <table:table-cell office:value-type="float" office:value="38269235" calcext:value-type="float">
            <text:p>38269235</text:p>
          </table:table-cell>
          <table:table-cell office:value-type="float" office:value="38346392" calcext:value-type="float">
            <text:p>38346392</text:p>
          </table:table-cell>
          <table:table-cell office:value-type="float" office:value="41747810" calcext:value-type="float">
            <text:p>41747810</text:p>
          </table:table-cell>
          <table:table-cell office:value-type="float" office:value="38253556" calcext:value-type="float">
            <text:p>38253556</text:p>
          </table:table-cell>
          <table:table-cell office:value-type="float" office:value="38587294" calcext:value-type="float">
            <text:p>38587294</text:p>
          </table:table-cell>
          <table:table-cell office:value-type="float" office:value="50895017" calcext:value-type="float">
            <text:p>50895017</text:p>
          </table:table-cell>
          <table:table-cell office:value-type="float" office:value="42590465" calcext:value-type="float">
            <text:p>42590465</text:p>
          </table:table-cell>
          <table:table-cell office:value-type="float" office:value="42455523" calcext:value-type="float">
            <text:p>42455523</text:p>
          </table:table-cell>
          <table:table-cell office:value-type="float" office:value="42427094" calcext:value-type="float">
            <text:p>42427094</text:p>
          </table:table-cell>
          <table:table-cell/>
          <table:table-cell table:formula="of:=AVERAGE([.B5:.CW5])" office:value-type="float" office:value="43874217.24" calcext:value-type="float">
            <text:p>43874217.24</text:p>
          </table:table-cell>
        </table:table-row>
        <table:table-row table:style-name="ro1">
          <table:table-cell/>
          <table:table-cell office:value-type="float" office:value="37895958" calcext:value-type="float">
            <text:p>37895958</text:p>
          </table:table-cell>
          <table:table-cell office:value-type="float" office:value="37721871" calcext:value-type="float">
            <text:p>37721871</text:p>
          </table:table-cell>
          <table:table-cell office:value-type="float" office:value="37684836" calcext:value-type="float">
            <text:p>37684836</text:p>
          </table:table-cell>
          <table:table-cell office:value-type="float" office:value="37880915" calcext:value-type="float">
            <text:p>37880915</text:p>
          </table:table-cell>
          <table:table-cell office:value-type="float" office:value="36774549" calcext:value-type="float">
            <text:p>36774549</text:p>
          </table:table-cell>
          <table:table-cell office:value-type="float" office:value="36716996" calcext:value-type="float">
            <text:p>36716996</text:p>
          </table:table-cell>
          <table:table-cell office:value-type="float" office:value="36813755" calcext:value-type="float">
            <text:p>36813755</text:p>
          </table:table-cell>
          <table:table-cell office:value-type="float" office:value="36707191" calcext:value-type="float">
            <text:p>36707191</text:p>
          </table:table-cell>
          <table:table-cell office:value-type="float" office:value="36690686" calcext:value-type="float">
            <text:p>36690686</text:p>
          </table:table-cell>
          <table:table-cell office:value-type="float" office:value="36831155" calcext:value-type="float">
            <text:p>36831155</text:p>
          </table:table-cell>
          <table:table-cell office:value-type="float" office:value="36820721" calcext:value-type="float">
            <text:p>36820721</text:p>
          </table:table-cell>
          <table:table-cell office:value-type="float" office:value="41712319" calcext:value-type="float">
            <text:p>41712319</text:p>
          </table:table-cell>
          <table:table-cell office:value-type="float" office:value="41411754" calcext:value-type="float">
            <text:p>41411754</text:p>
          </table:table-cell>
          <table:table-cell office:value-type="float" office:value="41455222" calcext:value-type="float">
            <text:p>41455222</text:p>
          </table:table-cell>
          <table:table-cell office:value-type="float" office:value="41461005" calcext:value-type="float">
            <text:p>41461005</text:p>
          </table:table-cell>
          <table:table-cell office:value-type="float" office:value="41394717" calcext:value-type="float">
            <text:p>41394717</text:p>
          </table:table-cell>
          <table:table-cell office:value-type="float" office:value="44195156" calcext:value-type="float">
            <text:p>44195156</text:p>
          </table:table-cell>
          <table:table-cell office:value-type="float" office:value="42557372" calcext:value-type="float">
            <text:p>42557372</text:p>
          </table:table-cell>
          <table:table-cell office:value-type="float" office:value="35984436" calcext:value-type="float">
            <text:p>35984436</text:p>
          </table:table-cell>
          <table:table-cell office:value-type="float" office:value="35967069" calcext:value-type="float">
            <text:p>35967069</text:p>
          </table:table-cell>
          <table:table-cell office:value-type="float" office:value="35992933" calcext:value-type="float">
            <text:p>35992933</text:p>
          </table:table-cell>
          <table:table-cell office:value-type="float" office:value="36009777" calcext:value-type="float">
            <text:p>36009777</text:p>
          </table:table-cell>
          <table:table-cell office:value-type="float" office:value="35972411" calcext:value-type="float">
            <text:p>35972411</text:p>
          </table:table-cell>
          <table:table-cell office:value-type="float" office:value="35981298" calcext:value-type="float">
            <text:p>35981298</text:p>
          </table:table-cell>
          <table:table-cell office:value-type="float" office:value="39014713" calcext:value-type="float">
            <text:p>39014713</text:p>
          </table:table-cell>
          <table:table-cell office:value-type="float" office:value="37159810" calcext:value-type="float">
            <text:p>37159810</text:p>
          </table:table-cell>
          <table:table-cell office:value-type="float" office:value="37035151" calcext:value-type="float">
            <text:p>37035151</text:p>
          </table:table-cell>
          <table:table-cell office:value-type="float" office:value="37197493" calcext:value-type="float">
            <text:p>37197493</text:p>
          </table:table-cell>
          <table:table-cell office:value-type="float" office:value="37172955" calcext:value-type="float">
            <text:p>37172955</text:p>
          </table:table-cell>
          <table:table-cell office:value-type="float" office:value="37236164" calcext:value-type="float">
            <text:p>37236164</text:p>
          </table:table-cell>
          <table:table-cell office:value-type="float" office:value="37202765" calcext:value-type="float">
            <text:p>37202765</text:p>
          </table:table-cell>
          <table:table-cell office:value-type="float" office:value="37030261" calcext:value-type="float">
            <text:p>37030261</text:p>
          </table:table-cell>
          <table:table-cell office:value-type="float" office:value="36691976" calcext:value-type="float">
            <text:p>36691976</text:p>
          </table:table-cell>
          <table:table-cell office:value-type="float" office:value="36781337" calcext:value-type="float">
            <text:p>36781337</text:p>
          </table:table-cell>
          <table:table-cell office:value-type="float" office:value="36825334" calcext:value-type="float">
            <text:p>36825334</text:p>
          </table:table-cell>
          <table:table-cell office:value-type="float" office:value="36745777" calcext:value-type="float">
            <text:p>36745777</text:p>
          </table:table-cell>
          <table:table-cell office:value-type="float" office:value="36839964" calcext:value-type="float">
            <text:p>36839964</text:p>
          </table:table-cell>
          <table:table-cell office:value-type="float" office:value="36784971" calcext:value-type="float">
            <text:p>36784971</text:p>
          </table:table-cell>
          <table:table-cell office:value-type="float" office:value="36785320" calcext:value-type="float">
            <text:p>36785320</text:p>
          </table:table-cell>
          <table:table-cell office:value-type="float" office:value="60743819" calcext:value-type="float">
            <text:p>60743819</text:p>
          </table:table-cell>
          <table:table-cell office:value-type="float" office:value="53550029" calcext:value-type="float">
            <text:p>53550029</text:p>
          </table:table-cell>
          <table:table-cell office:value-type="float" office:value="53385093" calcext:value-type="float">
            <text:p>53385093</text:p>
          </table:table-cell>
          <table:table-cell office:value-type="float" office:value="53277387" calcext:value-type="float">
            <text:p>53277387</text:p>
          </table:table-cell>
          <table:table-cell office:value-type="float" office:value="53224576" calcext:value-type="float">
            <text:p>53224576</text:p>
          </table:table-cell>
          <table:table-cell office:value-type="float" office:value="38773631" calcext:value-type="float">
            <text:p>38773631</text:p>
          </table:table-cell>
          <table:table-cell office:value-type="float" office:value="38779551" calcext:value-type="float">
            <text:p>38779551</text:p>
          </table:table-cell>
          <table:table-cell office:value-type="float" office:value="38652951" calcext:value-type="float">
            <text:p>38652951</text:p>
          </table:table-cell>
          <table:table-cell office:value-type="float" office:value="38649264" calcext:value-type="float">
            <text:p>38649264</text:p>
          </table:table-cell>
          <table:table-cell office:value-type="float" office:value="38579761" calcext:value-type="float">
            <text:p>38579761</text:p>
          </table:table-cell>
          <table:table-cell office:value-type="float" office:value="39579752" calcext:value-type="float">
            <text:p>39579752</text:p>
          </table:table-cell>
          <table:table-cell office:value-type="float" office:value="38781396" calcext:value-type="float">
            <text:p>38781396</text:p>
          </table:table-cell>
          <table:table-cell office:value-type="float" office:value="37684861" calcext:value-type="float">
            <text:p>37684861</text:p>
          </table:table-cell>
          <table:table-cell office:value-type="float" office:value="37368367" calcext:value-type="float">
            <text:p>37368367</text:p>
          </table:table-cell>
          <table:table-cell office:value-type="float" office:value="37520394" calcext:value-type="float">
            <text:p>37520394</text:p>
          </table:table-cell>
          <table:table-cell office:value-type="float" office:value="37806399" calcext:value-type="float">
            <text:p>37806399</text:p>
          </table:table-cell>
          <table:table-cell office:value-type="float" office:value="37687178" calcext:value-type="float">
            <text:p>37687178</text:p>
          </table:table-cell>
          <table:table-cell office:value-type="float" office:value="37495065" calcext:value-type="float">
            <text:p>37495065</text:p>
          </table:table-cell>
          <table:table-cell office:value-type="float" office:value="43653065" calcext:value-type="float">
            <text:p>43653065</text:p>
          </table:table-cell>
          <table:table-cell office:value-type="float" office:value="44476195" calcext:value-type="float">
            <text:p>44476195</text:p>
          </table:table-cell>
          <table:table-cell office:value-type="float" office:value="43633619" calcext:value-type="float">
            <text:p>43633619</text:p>
          </table:table-cell>
          <table:table-cell office:value-type="float" office:value="43527518" calcext:value-type="float">
            <text:p>43527518</text:p>
          </table:table-cell>
          <table:table-cell office:value-type="float" office:value="43531292" calcext:value-type="float">
            <text:p>43531292</text:p>
          </table:table-cell>
          <table:table-cell office:value-type="float" office:value="43700668" calcext:value-type="float">
            <text:p>43700668</text:p>
          </table:table-cell>
          <table:table-cell office:value-type="float" office:value="40832672" calcext:value-type="float">
            <text:p>40832672</text:p>
          </table:table-cell>
          <table:table-cell office:value-type="float" office:value="40944914" calcext:value-type="float">
            <text:p>40944914</text:p>
          </table:table-cell>
          <table:table-cell office:value-type="float" office:value="40894602" calcext:value-type="float">
            <text:p>40894602</text:p>
          </table:table-cell>
          <table:table-cell office:value-type="float" office:value="40807391" calcext:value-type="float">
            <text:p>40807391</text:p>
          </table:table-cell>
          <table:table-cell office:value-type="float" office:value="40969386" calcext:value-type="float">
            <text:p>40969386</text:p>
          </table:table-cell>
          <table:table-cell office:value-type="float" office:value="40866784" calcext:value-type="float">
            <text:p>40866784</text:p>
          </table:table-cell>
          <table:table-cell office:value-type="float" office:value="40963604" calcext:value-type="float">
            <text:p>40963604</text:p>
          </table:table-cell>
          <table:table-cell office:value-type="float" office:value="43288122" calcext:value-type="float">
            <text:p>43288122</text:p>
          </table:table-cell>
          <table:table-cell office:value-type="float" office:value="43254000" calcext:value-type="float">
            <text:p>43254000</text:p>
          </table:table-cell>
          <table:table-cell office:value-type="float" office:value="43333419" calcext:value-type="float">
            <text:p>43333419</text:p>
          </table:table-cell>
          <table:table-cell office:value-type="float" office:value="43327270" calcext:value-type="float">
            <text:p>43327270</text:p>
          </table:table-cell>
          <table:table-cell office:value-type="float" office:value="43185653" calcext:value-type="float">
            <text:p>43185653</text:p>
          </table:table-cell>
          <table:table-cell office:value-type="float" office:value="43324228" calcext:value-type="float">
            <text:p>43324228</text:p>
          </table:table-cell>
          <table:table-cell office:value-type="float" office:value="43204932" calcext:value-type="float">
            <text:p>43204932</text:p>
          </table:table-cell>
          <table:table-cell office:value-type="float" office:value="48832861" calcext:value-type="float">
            <text:p>48832861</text:p>
          </table:table-cell>
          <table:table-cell office:value-type="float" office:value="48775092" calcext:value-type="float">
            <text:p>48775092</text:p>
          </table:table-cell>
          <table:table-cell office:value-type="float" office:value="48802799" calcext:value-type="float">
            <text:p>48802799</text:p>
          </table:table-cell>
          <table:table-cell office:value-type="float" office:value="48837495" calcext:value-type="float">
            <text:p>48837495</text:p>
          </table:table-cell>
          <table:table-cell office:value-type="float" office:value="48617844" calcext:value-type="float">
            <text:p>48617844</text:p>
          </table:table-cell>
          <table:table-cell office:value-type="float" office:value="48613846" calcext:value-type="float">
            <text:p>48613846</text:p>
          </table:table-cell>
          <table:table-cell office:value-type="float" office:value="36244397" calcext:value-type="float">
            <text:p>36244397</text:p>
          </table:table-cell>
          <table:table-cell office:value-type="float" office:value="36507719" calcext:value-type="float">
            <text:p>36507719</text:p>
          </table:table-cell>
          <table:table-cell office:value-type="float" office:value="42810454" calcext:value-type="float">
            <text:p>42810454</text:p>
          </table:table-cell>
          <table:table-cell office:value-type="float" office:value="36321079" calcext:value-type="float">
            <text:p>36321079</text:p>
          </table:table-cell>
          <table:table-cell office:value-type="float" office:value="36167508" calcext:value-type="float">
            <text:p>36167508</text:p>
          </table:table-cell>
          <table:table-cell office:value-type="float" office:value="46843413" calcext:value-type="float">
            <text:p>46843413</text:p>
          </table:table-cell>
          <table:table-cell office:value-type="float" office:value="58291893" calcext:value-type="float">
            <text:p>58291893</text:p>
          </table:table-cell>
          <table:table-cell office:value-type="float" office:value="46829248" calcext:value-type="float">
            <text:p>46829248</text:p>
          </table:table-cell>
          <table:table-cell office:value-type="float" office:value="46972967" calcext:value-type="float">
            <text:p>46972967</text:p>
          </table:table-cell>
          <table:table-cell office:value-type="float" office:value="47066771" calcext:value-type="float">
            <text:p>47066771</text:p>
          </table:table-cell>
          <table:table-cell office:value-type="float" office:value="47065206" calcext:value-type="float">
            <text:p>47065206</text:p>
          </table:table-cell>
          <table:table-cell office:value-type="float" office:value="47001724" calcext:value-type="float">
            <text:p>47001724</text:p>
          </table:table-cell>
          <table:table-cell office:value-type="float" office:value="80880871" calcext:value-type="float">
            <text:p>80880871</text:p>
          </table:table-cell>
          <table:table-cell office:value-type="float" office:value="80649014" calcext:value-type="float">
            <text:p>80649014</text:p>
          </table:table-cell>
          <table:table-cell office:value-type="float" office:value="82857228" calcext:value-type="float">
            <text:p>82857228</text:p>
          </table:table-cell>
          <table:table-cell office:value-type="float" office:value="80701853" calcext:value-type="float">
            <text:p>80701853</text:p>
          </table:table-cell>
          <table:table-cell office:value-type="float" office:value="81211788" calcext:value-type="float">
            <text:p>81211788</text:p>
          </table:table-cell>
          <table:table-cell/>
          <table:table-cell table:formula="of:=AVERAGE([.B6:.CW6])" office:value-type="float" office:value="43252999.71" calcext:value-type="float">
            <text:p>43252999.71</text:p>
          </table:table-cell>
        </table:table-row>
        <table:table-row table:style-name="ro1">
          <table:table-cell/>
          <table:table-cell office:value-type="float" office:value="36919731" calcext:value-type="float">
            <text:p>36919731</text:p>
          </table:table-cell>
          <table:table-cell office:value-type="float" office:value="37697851" calcext:value-type="float">
            <text:p>37697851</text:p>
          </table:table-cell>
          <table:table-cell office:value-type="float" office:value="37680857" calcext:value-type="float">
            <text:p>37680857</text:p>
          </table:table-cell>
          <table:table-cell office:value-type="float" office:value="37693795" calcext:value-type="float">
            <text:p>37693795</text:p>
          </table:table-cell>
          <table:table-cell office:value-type="float" office:value="37487077" calcext:value-type="float">
            <text:p>37487077</text:p>
          </table:table-cell>
          <table:table-cell office:value-type="float" office:value="37676416" calcext:value-type="float">
            <text:p>37676416</text:p>
          </table:table-cell>
          <table:table-cell office:value-type="float" office:value="37538305" calcext:value-type="float">
            <text:p>37538305</text:p>
          </table:table-cell>
          <table:table-cell office:value-type="float" office:value="37677891" calcext:value-type="float">
            <text:p>37677891</text:p>
          </table:table-cell>
          <table:table-cell office:value-type="float" office:value="37602011" calcext:value-type="float">
            <text:p>37602011</text:p>
          </table:table-cell>
          <table:table-cell office:value-type="float" office:value="58932842" calcext:value-type="float">
            <text:p>58932842</text:p>
          </table:table-cell>
          <table:table-cell office:value-type="float" office:value="58861494" calcext:value-type="float">
            <text:p>58861494</text:p>
          </table:table-cell>
          <table:table-cell office:value-type="float" office:value="58992836" calcext:value-type="float">
            <text:p>58992836</text:p>
          </table:table-cell>
          <table:table-cell office:value-type="float" office:value="58902752" calcext:value-type="float">
            <text:p>58902752</text:p>
          </table:table-cell>
          <table:table-cell office:value-type="float" office:value="59132472" calcext:value-type="float">
            <text:p>59132472</text:p>
          </table:table-cell>
          <table:table-cell office:value-type="float" office:value="49479042" calcext:value-type="float">
            <text:p>49479042</text:p>
          </table:table-cell>
          <table:table-cell office:value-type="float" office:value="49609546" calcext:value-type="float">
            <text:p>49609546</text:p>
          </table:table-cell>
          <table:table-cell office:value-type="float" office:value="55663573" calcext:value-type="float">
            <text:p>55663573</text:p>
          </table:table-cell>
          <table:table-cell office:value-type="float" office:value="59408974" calcext:value-type="float">
            <text:p>59408974</text:p>
          </table:table-cell>
          <table:table-cell office:value-type="float" office:value="49374358" calcext:value-type="float">
            <text:p>49374358</text:p>
          </table:table-cell>
          <table:table-cell office:value-type="float" office:value="49426824" calcext:value-type="float">
            <text:p>49426824</text:p>
          </table:table-cell>
          <table:table-cell office:value-type="float" office:value="42592310" calcext:value-type="float">
            <text:p>42592310</text:p>
          </table:table-cell>
          <table:table-cell office:value-type="float" office:value="42599148" calcext:value-type="float">
            <text:p>42599148</text:p>
          </table:table-cell>
          <table:table-cell office:value-type="float" office:value="42493186" calcext:value-type="float">
            <text:p>42493186</text:p>
          </table:table-cell>
          <table:table-cell office:value-type="float" office:value="42693799" calcext:value-type="float">
            <text:p>42693799</text:p>
          </table:table-cell>
          <table:table-cell office:value-type="float" office:value="42522728" calcext:value-type="float">
            <text:p>42522728</text:p>
          </table:table-cell>
          <table:table-cell office:value-type="float" office:value="42558871" calcext:value-type="float">
            <text:p>42558871</text:p>
          </table:table-cell>
          <table:table-cell office:value-type="float" office:value="42429832" calcext:value-type="float">
            <text:p>42429832</text:p>
          </table:table-cell>
          <table:table-cell office:value-type="float" office:value="40000556" calcext:value-type="float">
            <text:p>40000556</text:p>
          </table:table-cell>
          <table:table-cell office:value-type="float" office:value="39929082" calcext:value-type="float">
            <text:p>39929082</text:p>
          </table:table-cell>
          <table:table-cell office:value-type="float" office:value="39796615" calcext:value-type="float">
            <text:p>39796615</text:p>
          </table:table-cell>
          <table:table-cell office:value-type="float" office:value="39864929" calcext:value-type="float">
            <text:p>39864929</text:p>
          </table:table-cell>
          <table:table-cell office:value-type="float" office:value="39823733" calcext:value-type="float">
            <text:p>39823733</text:p>
          </table:table-cell>
          <table:table-cell office:value-type="float" office:value="39931734" calcext:value-type="float">
            <text:p>39931734</text:p>
          </table:table-cell>
          <table:table-cell office:value-type="float" office:value="40052426" calcext:value-type="float">
            <text:p>40052426</text:p>
          </table:table-cell>
          <table:table-cell office:value-type="float" office:value="68117297" calcext:value-type="float">
            <text:p>68117297</text:p>
          </table:table-cell>
          <table:table-cell office:value-type="float" office:value="68184827" calcext:value-type="float">
            <text:p>68184827</text:p>
          </table:table-cell>
          <table:table-cell office:value-type="float" office:value="68031977" calcext:value-type="float">
            <text:p>68031977</text:p>
          </table:table-cell>
          <table:table-cell office:value-type="float" office:value="67969767" calcext:value-type="float">
            <text:p>67969767</text:p>
          </table:table-cell>
          <table:table-cell office:value-type="float" office:value="68169228" calcext:value-type="float">
            <text:p>68169228</text:p>
          </table:table-cell>
          <table:table-cell office:value-type="float" office:value="50288714" calcext:value-type="float">
            <text:p>50288714</text:p>
          </table:table-cell>
          <table:table-cell office:value-type="float" office:value="57043161" calcext:value-type="float">
            <text:p>57043161</text:p>
          </table:table-cell>
          <table:table-cell office:value-type="float" office:value="50698402" calcext:value-type="float">
            <text:p>50698402</text:p>
          </table:table-cell>
          <table:table-cell office:value-type="float" office:value="50305218" calcext:value-type="float">
            <text:p>50305218</text:p>
          </table:table-cell>
          <table:table-cell office:value-type="float" office:value="50342634" calcext:value-type="float">
            <text:p>50342634</text:p>
          </table:table-cell>
          <table:table-cell office:value-type="float" office:value="43226039" calcext:value-type="float">
            <text:p>43226039</text:p>
          </table:table-cell>
          <table:table-cell office:value-type="float" office:value="42832424" calcext:value-type="float">
            <text:p>42832424</text:p>
          </table:table-cell>
          <table:table-cell office:value-type="float" office:value="42974196" calcext:value-type="float">
            <text:p>42974196</text:p>
          </table:table-cell>
          <table:table-cell office:value-type="float" office:value="42877591" calcext:value-type="float">
            <text:p>42877591</text:p>
          </table:table-cell>
          <table:table-cell office:value-type="float" office:value="42871648" calcext:value-type="float">
            <text:p>42871648</text:p>
          </table:table-cell>
          <table:table-cell office:value-type="float" office:value="42776182" calcext:value-type="float">
            <text:p>42776182</text:p>
          </table:table-cell>
          <table:table-cell office:value-type="float" office:value="42926444" calcext:value-type="float">
            <text:p>42926444</text:p>
          </table:table-cell>
          <table:table-cell office:value-type="float" office:value="37829186" calcext:value-type="float">
            <text:p>37829186</text:p>
          </table:table-cell>
          <table:table-cell office:value-type="float" office:value="37944114" calcext:value-type="float">
            <text:p>37944114</text:p>
          </table:table-cell>
          <table:table-cell office:value-type="float" office:value="37888048" calcext:value-type="float">
            <text:p>37888048</text:p>
          </table:table-cell>
          <table:table-cell office:value-type="float" office:value="37958191" calcext:value-type="float">
            <text:p>37958191</text:p>
          </table:table-cell>
          <table:table-cell office:value-type="float" office:value="37876251" calcext:value-type="float">
            <text:p>37876251</text:p>
          </table:table-cell>
          <table:table-cell office:value-type="float" office:value="37937474" calcext:value-type="float">
            <text:p>37937474</text:p>
          </table:table-cell>
          <table:table-cell office:value-type="float" office:value="37877107" calcext:value-type="float">
            <text:p>37877107</text:p>
          </table:table-cell>
          <table:table-cell office:value-type="float" office:value="63833265" calcext:value-type="float">
            <text:p>63833265</text:p>
          </table:table-cell>
          <table:table-cell office:value-type="float" office:value="63706562" calcext:value-type="float">
            <text:p>63706562</text:p>
          </table:table-cell>
          <table:table-cell office:value-type="float" office:value="63829449" calcext:value-type="float">
            <text:p>63829449</text:p>
          </table:table-cell>
          <table:table-cell office:value-type="float" office:value="64043227" calcext:value-type="float">
            <text:p>64043227</text:p>
          </table:table-cell>
          <table:table-cell office:value-type="float" office:value="63549757" calcext:value-type="float">
            <text:p>63549757</text:p>
          </table:table-cell>
          <table:table-cell office:value-type="float" office:value="63820317" calcext:value-type="float">
            <text:p>63820317</text:p>
          </table:table-cell>
          <table:table-cell office:value-type="float" office:value="53725978" calcext:value-type="float">
            <text:p>53725978</text:p>
          </table:table-cell>
          <table:table-cell office:value-type="float" office:value="53611170" calcext:value-type="float">
            <text:p>53611170</text:p>
          </table:table-cell>
          <table:table-cell office:value-type="float" office:value="53453172" calcext:value-type="float">
            <text:p>53453172</text:p>
          </table:table-cell>
          <table:table-cell office:value-type="float" office:value="53828169" calcext:value-type="float">
            <text:p>53828169</text:p>
          </table:table-cell>
          <table:table-cell office:value-type="float" office:value="53875970" calcext:value-type="float">
            <text:p>53875970</text:p>
          </table:table-cell>
          <table:table-cell office:value-type="float" office:value="37456422" calcext:value-type="float">
            <text:p>37456422</text:p>
          </table:table-cell>
          <table:table-cell office:value-type="float" office:value="37547600" calcext:value-type="float">
            <text:p>37547600</text:p>
          </table:table-cell>
          <table:table-cell office:value-type="float" office:value="37837504" calcext:value-type="float">
            <text:p>37837504</text:p>
          </table:table-cell>
          <table:table-cell office:value-type="float" office:value="37445710" calcext:value-type="float">
            <text:p>37445710</text:p>
          </table:table-cell>
          <table:table-cell office:value-type="float" office:value="37514082" calcext:value-type="float">
            <text:p>37514082</text:p>
          </table:table-cell>
          <table:table-cell office:value-type="float" office:value="37534058" calcext:value-type="float">
            <text:p>37534058</text:p>
          </table:table-cell>
          <table:table-cell office:value-type="float" office:value="35000281" calcext:value-type="float">
            <text:p>35000281</text:p>
          </table:table-cell>
          <table:table-cell office:value-type="float" office:value="34887514" calcext:value-type="float">
            <text:p>34887514</text:p>
          </table:table-cell>
          <table:table-cell office:value-type="float" office:value="35069270" calcext:value-type="float">
            <text:p>35069270</text:p>
          </table:table-cell>
          <table:table-cell office:value-type="float" office:value="35221124" calcext:value-type="float">
            <text:p>35221124</text:p>
          </table:table-cell>
          <table:table-cell office:value-type="float" office:value="35054437" calcext:value-type="float">
            <text:p>35054437</text:p>
          </table:table-cell>
          <table:table-cell office:value-type="float" office:value="35240064" calcext:value-type="float">
            <text:p>35240064</text:p>
          </table:table-cell>
          <table:table-cell office:value-type="float" office:value="34874502" calcext:value-type="float">
            <text:p>34874502</text:p>
          </table:table-cell>
          <table:table-cell office:value-type="float" office:value="47013298" calcext:value-type="float">
            <text:p>47013298</text:p>
          </table:table-cell>
          <table:table-cell office:value-type="float" office:value="47064179" calcext:value-type="float">
            <text:p>47064179</text:p>
          </table:table-cell>
          <table:table-cell office:value-type="float" office:value="51594322" calcext:value-type="float">
            <text:p>51594322</text:p>
          </table:table-cell>
          <table:table-cell office:value-type="float" office:value="46995179" calcext:value-type="float">
            <text:p>46995179</text:p>
          </table:table-cell>
          <table:table-cell office:value-type="float" office:value="48965157" calcext:value-type="float">
            <text:p>48965157</text:p>
          </table:table-cell>
          <table:table-cell office:value-type="float" office:value="47037973" calcext:value-type="float">
            <text:p>47037973</text:p>
          </table:table-cell>
          <table:table-cell office:value-type="float" office:value="37605890" calcext:value-type="float">
            <text:p>37605890</text:p>
          </table:table-cell>
          <table:table-cell office:value-type="float" office:value="37449282" calcext:value-type="float">
            <text:p>37449282</text:p>
          </table:table-cell>
          <table:table-cell office:value-type="float" office:value="46171118" calcext:value-type="float">
            <text:p>46171118</text:p>
          </table:table-cell>
          <table:table-cell office:value-type="float" office:value="37502746" calcext:value-type="float">
            <text:p>37502746</text:p>
          </table:table-cell>
          <table:table-cell office:value-type="float" office:value="37479568" calcext:value-type="float">
            <text:p>37479568</text:p>
          </table:table-cell>
          <table:table-cell office:value-type="float" office:value="43526804" calcext:value-type="float">
            <text:p>43526804</text:p>
          </table:table-cell>
          <table:table-cell office:value-type="float" office:value="43712463" calcext:value-type="float">
            <text:p>43712463</text:p>
          </table:table-cell>
          <table:table-cell office:value-type="float" office:value="43501483" calcext:value-type="float">
            <text:p>43501483</text:p>
          </table:table-cell>
          <table:table-cell office:value-type="float" office:value="43610665" calcext:value-type="float">
            <text:p>43610665</text:p>
          </table:table-cell>
          <table:table-cell office:value-type="float" office:value="43618469" calcext:value-type="float">
            <text:p>43618469</text:p>
          </table:table-cell>
          <table:table-cell office:value-type="float" office:value="43537326" calcext:value-type="float">
            <text:p>43537326</text:p>
          </table:table-cell>
          <table:table-cell office:value-type="float" office:value="43622867" calcext:value-type="float">
            <text:p>43622867</text:p>
          </table:table-cell>
          <table:table-cell/>
          <table:table-cell table:formula="of:=AVERAGE([.B7:.CW7])" office:value-type="float" office:value="45999621.09" calcext:value-type="float">
            <text:p>45999621.09</text:p>
          </table:table-cell>
        </table:table-row>
        <table:table-row table:style-name="ro1">
          <table:table-cell/>
          <table:table-cell office:value-type="float" office:value="39108710" calcext:value-type="float">
            <text:p>39108710</text:p>
          </table:table-cell>
          <table:table-cell office:value-type="float" office:value="34278648" calcext:value-type="float">
            <text:p>34278648</text:p>
          </table:table-cell>
          <table:table-cell office:value-type="float" office:value="39021350" calcext:value-type="float">
            <text:p>39021350</text:p>
          </table:table-cell>
          <table:table-cell office:value-type="float" office:value="38884099" calcext:value-type="float">
            <text:p>38884099</text:p>
          </table:table-cell>
          <table:table-cell office:value-type="float" office:value="38886160" calcext:value-type="float">
            <text:p>38886160</text:p>
          </table:table-cell>
          <table:table-cell office:value-type="float" office:value="38987265" calcext:value-type="float">
            <text:p>38987265</text:p>
          </table:table-cell>
          <table:table-cell office:value-type="float" office:value="38984670" calcext:value-type="float">
            <text:p>38984670</text:p>
          </table:table-cell>
          <table:table-cell office:value-type="float" office:value="39047774" calcext:value-type="float">
            <text:p>39047774</text:p>
          </table:table-cell>
          <table:table-cell office:value-type="float" office:value="39028711" calcext:value-type="float">
            <text:p>39028711</text:p>
          </table:table-cell>
          <table:table-cell office:value-type="float" office:value="38896486" calcext:value-type="float">
            <text:p>38896486</text:p>
          </table:table-cell>
          <table:table-cell office:value-type="float" office:value="39649002" calcext:value-type="float">
            <text:p>39649002</text:p>
          </table:table-cell>
          <table:table-cell office:value-type="float" office:value="39564961" calcext:value-type="float">
            <text:p>39564961</text:p>
          </table:table-cell>
          <table:table-cell office:value-type="float" office:value="39533248" calcext:value-type="float">
            <text:p>39533248</text:p>
          </table:table-cell>
          <table:table-cell office:value-type="float" office:value="39619568" calcext:value-type="float">
            <text:p>39619568</text:p>
          </table:table-cell>
          <table:table-cell office:value-type="float" office:value="39385822" calcext:value-type="float">
            <text:p>39385822</text:p>
          </table:table-cell>
          <table:table-cell office:value-type="float" office:value="39470426" calcext:value-type="float">
            <text:p>39470426</text:p>
          </table:table-cell>
          <table:table-cell office:value-type="float" office:value="39437855" calcext:value-type="float">
            <text:p>39437855</text:p>
          </table:table-cell>
          <table:table-cell office:value-type="float" office:value="47225468" calcext:value-type="float">
            <text:p>47225468</text:p>
          </table:table-cell>
          <table:table-cell office:value-type="float" office:value="47007680" calcext:value-type="float">
            <text:p>47007680</text:p>
          </table:table-cell>
          <table:table-cell office:value-type="float" office:value="47154504" calcext:value-type="float">
            <text:p>47154504</text:p>
          </table:table-cell>
          <table:table-cell office:value-type="float" office:value="47212997" calcext:value-type="float">
            <text:p>47212997</text:p>
          </table:table-cell>
          <table:table-cell office:value-type="float" office:value="47027360" calcext:value-type="float">
            <text:p>47027360</text:p>
          </table:table-cell>
          <table:table-cell office:value-type="float" office:value="47235786" calcext:value-type="float">
            <text:p>47235786</text:p>
          </table:table-cell>
          <table:table-cell office:value-type="float" office:value="61379139" calcext:value-type="float">
            <text:p>61379139</text:p>
          </table:table-cell>
          <table:table-cell office:value-type="float" office:value="61245550" calcext:value-type="float">
            <text:p>61245550</text:p>
          </table:table-cell>
          <table:table-cell office:value-type="float" office:value="61251664" calcext:value-type="float">
            <text:p>61251664</text:p>
          </table:table-cell>
          <table:table-cell office:value-type="float" office:value="61199192" calcext:value-type="float">
            <text:p>61199192</text:p>
          </table:table-cell>
          <table:table-cell office:value-type="float" office:value="61430407" calcext:value-type="float">
            <text:p>61430407</text:p>
          </table:table-cell>
          <table:table-cell office:value-type="float" office:value="36761875" calcext:value-type="float">
            <text:p>36761875</text:p>
          </table:table-cell>
          <table:table-cell office:value-type="float" office:value="36734267" calcext:value-type="float">
            <text:p>36734267</text:p>
          </table:table-cell>
          <table:table-cell office:value-type="float" office:value="36768795" calcext:value-type="float">
            <text:p>36768795</text:p>
          </table:table-cell>
          <table:table-cell office:value-type="float" office:value="36612881" calcext:value-type="float">
            <text:p>36612881</text:p>
          </table:table-cell>
          <table:table-cell office:value-type="float" office:value="37321722" calcext:value-type="float">
            <text:p>37321722</text:p>
          </table:table-cell>
          <table:table-cell office:value-type="float" office:value="36700455" calcext:value-type="float">
            <text:p>36700455</text:p>
          </table:table-cell>
          <table:table-cell office:value-type="float" office:value="37495744" calcext:value-type="float">
            <text:p>37495744</text:p>
          </table:table-cell>
          <table:table-cell office:value-type="float" office:value="37512031" calcext:value-type="float">
            <text:p>37512031</text:p>
          </table:table-cell>
          <table:table-cell office:value-type="float" office:value="37520992" calcext:value-type="float">
            <text:p>37520992</text:p>
          </table:table-cell>
          <table:table-cell office:value-type="float" office:value="37306979" calcext:value-type="float">
            <text:p>37306979</text:p>
          </table:table-cell>
          <table:table-cell office:value-type="float" office:value="37490112" calcext:value-type="float">
            <text:p>37490112</text:p>
          </table:table-cell>
          <table:table-cell office:value-type="float" office:value="37380113" calcext:value-type="float">
            <text:p>37380113</text:p>
          </table:table-cell>
          <table:table-cell office:value-type="float" office:value="37477058" calcext:value-type="float">
            <text:p>37477058</text:p>
          </table:table-cell>
          <table:table-cell office:value-type="float" office:value="39410311" calcext:value-type="float">
            <text:p>39410311</text:p>
          </table:table-cell>
          <table:table-cell office:value-type="float" office:value="39295527" calcext:value-type="float">
            <text:p>39295527</text:p>
          </table:table-cell>
          <table:table-cell office:value-type="float" office:value="39297750" calcext:value-type="float">
            <text:p>39297750</text:p>
          </table:table-cell>
          <table:table-cell office:value-type="float" office:value="39254622" calcext:value-type="float">
            <text:p>39254622</text:p>
          </table:table-cell>
          <table:table-cell office:value-type="float" office:value="46765203" calcext:value-type="float">
            <text:p>46765203</text:p>
          </table:table-cell>
          <table:table-cell office:value-type="float" office:value="39465160" calcext:value-type="float">
            <text:p>39465160</text:p>
          </table:table-cell>
          <table:table-cell office:value-type="float" office:value="42739792" calcext:value-type="float">
            <text:p>42739792</text:p>
          </table:table-cell>
          <table:table-cell office:value-type="float" office:value="42799842" calcext:value-type="float">
            <text:p>42799842</text:p>
          </table:table-cell>
          <table:table-cell office:value-type="float" office:value="42647424" calcext:value-type="float">
            <text:p>42647424</text:p>
          </table:table-cell>
          <table:table-cell office:value-type="float" office:value="42785239" calcext:value-type="float">
            <text:p>42785239</text:p>
          </table:table-cell>
          <table:table-cell office:value-type="float" office:value="42826834" calcext:value-type="float">
            <text:p>42826834</text:p>
          </table:table-cell>
          <table:table-cell office:value-type="float" office:value="42717643" calcext:value-type="float">
            <text:p>42717643</text:p>
          </table:table-cell>
          <table:table-cell office:value-type="float" office:value="42737699" calcext:value-type="float">
            <text:p>42737699</text:p>
          </table:table-cell>
          <table:table-cell office:value-type="float" office:value="35907220" calcext:value-type="float">
            <text:p>35907220</text:p>
          </table:table-cell>
          <table:table-cell office:value-type="float" office:value="35883972" calcext:value-type="float">
            <text:p>35883972</text:p>
          </table:table-cell>
          <table:table-cell office:value-type="float" office:value="35994440" calcext:value-type="float">
            <text:p>35994440</text:p>
          </table:table-cell>
          <table:table-cell office:value-type="float" office:value="35918509" calcext:value-type="float">
            <text:p>35918509</text:p>
          </table:table-cell>
          <table:table-cell office:value-type="float" office:value="36041032" calcext:value-type="float">
            <text:p>36041032</text:p>
          </table:table-cell>
          <table:table-cell office:value-type="float" office:value="47329211" calcext:value-type="float">
            <text:p>47329211</text:p>
          </table:table-cell>
          <table:table-cell office:value-type="float" office:value="46953097" calcext:value-type="float">
            <text:p>46953097</text:p>
          </table:table-cell>
          <table:table-cell office:value-type="float" office:value="47384165" calcext:value-type="float">
            <text:p>47384165</text:p>
          </table:table-cell>
          <table:table-cell office:value-type="float" office:value="46885211" calcext:value-type="float">
            <text:p>46885211</text:p>
          </table:table-cell>
          <table:table-cell office:value-type="float" office:value="47114002" calcext:value-type="float">
            <text:p>47114002</text:p>
          </table:table-cell>
          <table:table-cell office:value-type="float" office:value="46966161" calcext:value-type="float">
            <text:p>46966161</text:p>
          </table:table-cell>
          <table:table-cell office:value-type="float" office:value="33490249" calcext:value-type="float">
            <text:p>33490249</text:p>
          </table:table-cell>
          <table:table-cell office:value-type="float" office:value="33444528" calcext:value-type="float">
            <text:p>33444528</text:p>
          </table:table-cell>
          <table:table-cell office:value-type="float" office:value="33463265" calcext:value-type="float">
            <text:p>33463265</text:p>
          </table:table-cell>
          <table:table-cell office:value-type="float" office:value="33473389" calcext:value-type="float">
            <text:p>33473389</text:p>
          </table:table-cell>
          <table:table-cell office:value-type="float" office:value="33553531" calcext:value-type="float">
            <text:p>33553531</text:p>
          </table:table-cell>
          <table:table-cell office:value-type="float" office:value="33602170" calcext:value-type="float">
            <text:p>33602170</text:p>
          </table:table-cell>
          <table:table-cell office:value-type="float" office:value="79164065" calcext:value-type="float">
            <text:p>79164065</text:p>
          </table:table-cell>
          <table:table-cell office:value-type="float" office:value="78191504" calcext:value-type="float">
            <text:p>78191504</text:p>
          </table:table-cell>
          <table:table-cell office:value-type="float" office:value="78083131" calcext:value-type="float">
            <text:p>78083131</text:p>
          </table:table-cell>
          <table:table-cell office:value-type="float" office:value="78133266" calcext:value-type="float">
            <text:p>78133266</text:p>
          </table:table-cell>
          <table:table-cell office:value-type="float" office:value="78138501" calcext:value-type="float">
            <text:p>78138501</text:p>
          </table:table-cell>
          <table:table-cell office:value-type="float" office:value="78302713" calcext:value-type="float">
            <text:p>78302713</text:p>
          </table:table-cell>
          <table:table-cell office:value-type="float" office:value="35898740" calcext:value-type="float">
            <text:p>35898740</text:p>
          </table:table-cell>
          <table:table-cell office:value-type="float" office:value="35806137" calcext:value-type="float">
            <text:p>35806137</text:p>
          </table:table-cell>
          <table:table-cell office:value-type="float" office:value="36004577" calcext:value-type="float">
            <text:p>36004577</text:p>
          </table:table-cell>
          <table:table-cell office:value-type="float" office:value="36107984" calcext:value-type="float">
            <text:p>36107984</text:p>
          </table:table-cell>
          <table:table-cell office:value-type="float" office:value="36181660" calcext:value-type="float">
            <text:p>36181660</text:p>
          </table:table-cell>
          <table:table-cell office:value-type="float" office:value="36060394" calcext:value-type="float">
            <text:p>36060394</text:p>
          </table:table-cell>
          <table:table-cell office:value-type="float" office:value="36023682" calcext:value-type="float">
            <text:p>36023682</text:p>
          </table:table-cell>
          <table:table-cell office:value-type="float" office:value="62916592" calcext:value-type="float">
            <text:p>62916592</text:p>
          </table:table-cell>
          <table:table-cell office:value-type="float" office:value="62546973" calcext:value-type="float">
            <text:p>62546973</text:p>
          </table:table-cell>
          <table:table-cell office:value-type="float" office:value="62467154" calcext:value-type="float">
            <text:p>62467154</text:p>
          </table:table-cell>
          <table:table-cell office:value-type="float" office:value="63567500" calcext:value-type="float">
            <text:p>63567500</text:p>
          </table:table-cell>
          <table:table-cell office:value-type="float" office:value="62621592" calcext:value-type="float">
            <text:p>62621592</text:p>
          </table:table-cell>
          <table:table-cell office:value-type="float" office:value="92659627" calcext:value-type="float">
            <text:p>92659627</text:p>
          </table:table-cell>
          <table:table-cell office:value-type="float" office:value="93169934" calcext:value-type="float">
            <text:p>93169934</text:p>
          </table:table-cell>
          <table:table-cell office:value-type="float" office:value="93154819" calcext:value-type="float">
            <text:p>93154819</text:p>
          </table:table-cell>
          <table:table-cell office:value-type="float" office:value="93091164" calcext:value-type="float">
            <text:p>93091164</text:p>
          </table:table-cell>
          <table:table-cell office:value-type="float" office:value="92991446" calcext:value-type="float">
            <text:p>92991446</text:p>
          </table:table-cell>
          <table:table-cell office:value-type="float" office:value="42794727" calcext:value-type="float">
            <text:p>42794727</text:p>
          </table:table-cell>
          <table:table-cell office:value-type="float" office:value="42659778" calcext:value-type="float">
            <text:p>42659778</text:p>
          </table:table-cell>
          <table:table-cell office:value-type="float" office:value="43306035" calcext:value-type="float">
            <text:p>43306035</text:p>
          </table:table-cell>
          <table:table-cell office:value-type="float" office:value="42741597" calcext:value-type="float">
            <text:p>42741597</text:p>
          </table:table-cell>
          <table:table-cell office:value-type="float" office:value="42749474" calcext:value-type="float">
            <text:p>42749474</text:p>
          </table:table-cell>
          <table:table-cell office:value-type="float" office:value="42756480" calcext:value-type="float">
            <text:p>42756480</text:p>
          </table:table-cell>
          <table:table-cell/>
          <table:table-cell table:formula="of:=AVERAGE([.B8:.CW8])" office:value-type="float" office:value="46986759.7" calcext:value-type="float">
            <text:p>46986759.7</text:p>
          </table:table-cell>
        </table:table-row>
        <table:table-row table:style-name="ro1">
          <table:table-cell/>
          <table:table-cell office:value-type="float" office:value="35733382" calcext:value-type="float">
            <text:p>35733382</text:p>
          </table:table-cell>
          <table:table-cell office:value-type="float" office:value="36655971" calcext:value-type="float">
            <text:p>36655971</text:p>
          </table:table-cell>
          <table:table-cell office:value-type="float" office:value="36545651" calcext:value-type="float">
            <text:p>36545651</text:p>
          </table:table-cell>
          <table:table-cell office:value-type="float" office:value="36616943" calcext:value-type="float">
            <text:p>36616943</text:p>
          </table:table-cell>
          <table:table-cell office:value-type="float" office:value="36655205" calcext:value-type="float">
            <text:p>36655205</text:p>
          </table:table-cell>
          <table:table-cell office:value-type="float" office:value="39332492" calcext:value-type="float">
            <text:p>39332492</text:p>
          </table:table-cell>
          <table:table-cell office:value-type="float" office:value="77380972" calcext:value-type="float">
            <text:p>77380972</text:p>
          </table:table-cell>
          <table:table-cell office:value-type="float" office:value="76943853" calcext:value-type="float">
            <text:p>76943853</text:p>
          </table:table-cell>
          <table:table-cell office:value-type="float" office:value="76798126" calcext:value-type="float">
            <text:p>76798126</text:p>
          </table:table-cell>
          <table:table-cell office:value-type="float" office:value="77028179" calcext:value-type="float">
            <text:p>77028179</text:p>
          </table:table-cell>
          <table:table-cell office:value-type="float" office:value="76898587" calcext:value-type="float">
            <text:p>76898587</text:p>
          </table:table-cell>
          <table:table-cell office:value-type="float" office:value="38004863" calcext:value-type="float">
            <text:p>38004863</text:p>
          </table:table-cell>
          <table:table-cell office:value-type="float" office:value="37918074" calcext:value-type="float">
            <text:p>37918074</text:p>
          </table:table-cell>
          <table:table-cell office:value-type="float" office:value="37816719" calcext:value-type="float">
            <text:p>37816719</text:p>
          </table:table-cell>
          <table:table-cell office:value-type="float" office:value="37938006" calcext:value-type="float">
            <text:p>37938006</text:p>
          </table:table-cell>
          <table:table-cell office:value-type="float" office:value="37895742" calcext:value-type="float">
            <text:p>37895742</text:p>
          </table:table-cell>
          <table:table-cell office:value-type="float" office:value="37857680" calcext:value-type="float">
            <text:p>37857680</text:p>
          </table:table-cell>
          <table:table-cell office:value-type="float" office:value="37918715" calcext:value-type="float">
            <text:p>37918715</text:p>
          </table:table-cell>
          <table:table-cell office:value-type="float" office:value="37967783" calcext:value-type="float">
            <text:p>37967783</text:p>
          </table:table-cell>
          <table:table-cell office:value-type="float" office:value="38929645" calcext:value-type="float">
            <text:p>38929645</text:p>
          </table:table-cell>
          <table:table-cell office:value-type="float" office:value="38944675" calcext:value-type="float">
            <text:p>38944675</text:p>
          </table:table-cell>
          <table:table-cell office:value-type="float" office:value="39011592" calcext:value-type="float">
            <text:p>39011592</text:p>
          </table:table-cell>
          <table:table-cell office:value-type="float" office:value="39138103" calcext:value-type="float">
            <text:p>39138103</text:p>
          </table:table-cell>
          <table:table-cell office:value-type="float" office:value="38977190" calcext:value-type="float">
            <text:p>38977190</text:p>
          </table:table-cell>
          <table:table-cell office:value-type="float" office:value="39035161" calcext:value-type="float">
            <text:p>39035161</text:p>
          </table:table-cell>
          <table:table-cell office:value-type="float" office:value="39378261" calcext:value-type="float">
            <text:p>39378261</text:p>
          </table:table-cell>
          <table:table-cell office:value-type="float" office:value="46682859" calcext:value-type="float">
            <text:p>46682859</text:p>
          </table:table-cell>
          <table:table-cell office:value-type="float" office:value="46938743" calcext:value-type="float">
            <text:p>46938743</text:p>
          </table:table-cell>
          <table:table-cell office:value-type="float" office:value="47168429" calcext:value-type="float">
            <text:p>47168429</text:p>
          </table:table-cell>
          <table:table-cell office:value-type="float" office:value="46889836" calcext:value-type="float">
            <text:p>46889836</text:p>
          </table:table-cell>
          <table:table-cell office:value-type="float" office:value="51261211" calcext:value-type="float">
            <text:p>51261211</text:p>
          </table:table-cell>
          <table:table-cell office:value-type="float" office:value="51259923" calcext:value-type="float">
            <text:p>51259923</text:p>
          </table:table-cell>
          <table:table-cell office:value-type="float" office:value="51279138" calcext:value-type="float">
            <text:p>51279138</text:p>
          </table:table-cell>
          <table:table-cell office:value-type="float" office:value="51380268" calcext:value-type="float">
            <text:p>51380268</text:p>
          </table:table-cell>
          <table:table-cell office:value-type="float" office:value="51297514" calcext:value-type="float">
            <text:p>51297514</text:p>
          </table:table-cell>
          <table:table-cell office:value-type="float" office:value="51375774" calcext:value-type="float">
            <text:p>51375774</text:p>
          </table:table-cell>
          <table:table-cell office:value-type="float" office:value="51276096" calcext:value-type="float">
            <text:p>51276096</text:p>
          </table:table-cell>
          <table:table-cell office:value-type="float" office:value="39150801" calcext:value-type="float">
            <text:p>39150801</text:p>
          </table:table-cell>
          <table:table-cell office:value-type="float" office:value="39082193" calcext:value-type="float">
            <text:p>39082193</text:p>
          </table:table-cell>
          <table:table-cell office:value-type="float" office:value="39090991" calcext:value-type="float">
            <text:p>39090991</text:p>
          </table:table-cell>
          <table:table-cell office:value-type="float" office:value="50162802" calcext:value-type="float">
            <text:p>50162802</text:p>
          </table:table-cell>
          <table:table-cell office:value-type="float" office:value="39394346" calcext:value-type="float">
            <text:p>39394346</text:p>
          </table:table-cell>
          <table:table-cell office:value-type="float" office:value="39061432" calcext:value-type="float">
            <text:p>39061432</text:p>
          </table:table-cell>
          <table:table-cell office:value-type="float" office:value="39020078" calcext:value-type="float">
            <text:p>39020078</text:p>
          </table:table-cell>
          <table:table-cell office:value-type="float" office:value="38994810" calcext:value-type="float">
            <text:p>38994810</text:p>
          </table:table-cell>
          <table:table-cell office:value-type="float" office:value="38847434" calcext:value-type="float">
            <text:p>38847434</text:p>
          </table:table-cell>
          <table:table-cell office:value-type="float" office:value="38937455" calcext:value-type="float">
            <text:p>38937455</text:p>
          </table:table-cell>
          <table:table-cell office:value-type="float" office:value="38953162" calcext:value-type="float">
            <text:p>38953162</text:p>
          </table:table-cell>
          <table:table-cell office:value-type="float" office:value="38743998" calcext:value-type="float">
            <text:p>38743998</text:p>
          </table:table-cell>
          <table:table-cell office:value-type="float" office:value="38944722" calcext:value-type="float">
            <text:p>38944722</text:p>
          </table:table-cell>
          <table:table-cell office:value-type="float" office:value="38936395" calcext:value-type="float">
            <text:p>38936395</text:p>
          </table:table-cell>
          <table:table-cell office:value-type="float" office:value="35438172" calcext:value-type="float">
            <text:p>35438172</text:p>
          </table:table-cell>
          <table:table-cell office:value-type="float" office:value="35516708" calcext:value-type="float">
            <text:p>35516708</text:p>
          </table:table-cell>
          <table:table-cell office:value-type="float" office:value="35551035" calcext:value-type="float">
            <text:p>35551035</text:p>
          </table:table-cell>
          <table:table-cell office:value-type="float" office:value="35618235" calcext:value-type="float">
            <text:p>35618235</text:p>
          </table:table-cell>
          <table:table-cell office:value-type="float" office:value="35513774" calcext:value-type="float">
            <text:p>35513774</text:p>
          </table:table-cell>
          <table:table-cell office:value-type="float" office:value="35534588" calcext:value-type="float">
            <text:p>35534588</text:p>
          </table:table-cell>
          <table:table-cell office:value-type="float" office:value="35541198" calcext:value-type="float">
            <text:p>35541198</text:p>
          </table:table-cell>
          <table:table-cell office:value-type="float" office:value="35413180" calcext:value-type="float">
            <text:p>35413180</text:p>
          </table:table-cell>
          <table:table-cell office:value-type="float" office:value="53783910" calcext:value-type="float">
            <text:p>53783910</text:p>
          </table:table-cell>
          <table:table-cell office:value-type="float" office:value="53783441" calcext:value-type="float">
            <text:p>53783441</text:p>
          </table:table-cell>
          <table:table-cell office:value-type="float" office:value="53695627" calcext:value-type="float">
            <text:p>53695627</text:p>
          </table:table-cell>
          <table:table-cell office:value-type="float" office:value="53994055" calcext:value-type="float">
            <text:p>53994055</text:p>
          </table:table-cell>
          <table:table-cell office:value-type="float" office:value="53673580" calcext:value-type="float">
            <text:p>53673580</text:p>
          </table:table-cell>
          <table:table-cell office:value-type="float" office:value="53966189" calcext:value-type="float">
            <text:p>53966189</text:p>
          </table:table-cell>
          <table:table-cell office:value-type="float" office:value="53667718" calcext:value-type="float">
            <text:p>53667718</text:p>
          </table:table-cell>
          <table:table-cell office:value-type="float" office:value="42933533" calcext:value-type="float">
            <text:p>42933533</text:p>
          </table:table-cell>
          <table:table-cell office:value-type="float" office:value="40184628" calcext:value-type="float">
            <text:p>40184628</text:p>
          </table:table-cell>
          <table:table-cell office:value-type="float" office:value="39047513" calcext:value-type="float">
            <text:p>39047513</text:p>
          </table:table-cell>
          <table:table-cell office:value-type="float" office:value="38741140" calcext:value-type="float">
            <text:p>38741140</text:p>
          </table:table-cell>
          <table:table-cell office:value-type="float" office:value="38830295" calcext:value-type="float">
            <text:p>38830295</text:p>
          </table:table-cell>
          <table:table-cell office:value-type="float" office:value="44916518" calcext:value-type="float">
            <text:p>44916518</text:p>
          </table:table-cell>
          <table:table-cell office:value-type="float" office:value="38814667" calcext:value-type="float">
            <text:p>38814667</text:p>
          </table:table-cell>
          <table:table-cell office:value-type="float" office:value="37986927" calcext:value-type="float">
            <text:p>37986927</text:p>
          </table:table-cell>
          <table:table-cell office:value-type="float" office:value="38126119" calcext:value-type="float">
            <text:p>38126119</text:p>
          </table:table-cell>
          <table:table-cell office:value-type="float" office:value="38063108" calcext:value-type="float">
            <text:p>38063108</text:p>
          </table:table-cell>
          <table:table-cell office:value-type="float" office:value="38179974" calcext:value-type="float">
            <text:p>38179974</text:p>
          </table:table-cell>
          <table:table-cell office:value-type="float" office:value="38104120" calcext:value-type="float">
            <text:p>38104120</text:p>
          </table:table-cell>
          <table:table-cell office:value-type="float" office:value="38080977" calcext:value-type="float">
            <text:p>38080977</text:p>
          </table:table-cell>
          <table:table-cell office:value-type="float" office:value="38147598" calcext:value-type="float">
            <text:p>38147598</text:p>
          </table:table-cell>
          <table:table-cell office:value-type="float" office:value="36665902" calcext:value-type="float">
            <text:p>36665902</text:p>
          </table:table-cell>
          <table:table-cell office:value-type="float" office:value="36685149" calcext:value-type="float">
            <text:p>36685149</text:p>
          </table:table-cell>
          <table:table-cell office:value-type="float" office:value="36637585" calcext:value-type="float">
            <text:p>36637585</text:p>
          </table:table-cell>
          <table:table-cell office:value-type="float" office:value="36569148" calcext:value-type="float">
            <text:p>36569148</text:p>
          </table:table-cell>
          <table:table-cell office:value-type="float" office:value="36740874" calcext:value-type="float">
            <text:p>36740874</text:p>
          </table:table-cell>
          <table:table-cell office:value-type="float" office:value="39754563" calcext:value-type="float">
            <text:p>39754563</text:p>
          </table:table-cell>
          <table:table-cell office:value-type="float" office:value="36662690" calcext:value-type="float">
            <text:p>36662690</text:p>
          </table:table-cell>
          <table:table-cell office:value-type="float" office:value="36153856" calcext:value-type="float">
            <text:p>36153856</text:p>
          </table:table-cell>
          <table:table-cell office:value-type="float" office:value="39239485" calcext:value-type="float">
            <text:p>39239485</text:p>
          </table:table-cell>
          <table:table-cell office:value-type="float" office:value="35984661" calcext:value-type="float">
            <text:p>35984661</text:p>
          </table:table-cell>
          <table:table-cell office:value-type="float" office:value="36070017" calcext:value-type="float">
            <text:p>36070017</text:p>
          </table:table-cell>
          <table:table-cell office:value-type="float" office:value="41464633" calcext:value-type="float">
            <text:p>41464633</text:p>
          </table:table-cell>
          <table:table-cell office:value-type="float" office:value="41643382" calcext:value-type="float">
            <text:p>41643382</text:p>
          </table:table-cell>
          <table:table-cell office:value-type="float" office:value="42001914" calcext:value-type="float">
            <text:p>42001914</text:p>
          </table:table-cell>
          <table:table-cell office:value-type="float" office:value="41674203" calcext:value-type="float">
            <text:p>41674203</text:p>
          </table:table-cell>
          <table:table-cell office:value-type="float" office:value="41755646" calcext:value-type="float">
            <text:p>41755646</text:p>
          </table:table-cell>
          <table:table-cell office:value-type="float" office:value="41936556" calcext:value-type="float">
            <text:p>41936556</text:p>
          </table:table-cell>
          <table:table-cell office:value-type="float" office:value="42002003" calcext:value-type="float">
            <text:p>42002003</text:p>
          </table:table-cell>
          <table:table-cell office:value-type="float" office:value="39720010" calcext:value-type="float">
            <text:p>39720010</text:p>
          </table:table-cell>
          <table:table-cell office:value-type="float" office:value="39759451" calcext:value-type="float">
            <text:p>39759451</text:p>
          </table:table-cell>
          <table:table-cell/>
          <table:table-cell table:formula="of:=AVERAGE([.B9:.CW9])" office:value-type="float" office:value="42774222.35" calcext:value-type="float">
            <text:p>42774222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28:04.942089212</dc:date>
    <meta:document-statistic meta:table-count="1" meta:cell-count="909" meta:object-count="2"/>
    <meta:generator>LibreOffice/4.2.6.3$Linux_X86_64 LibreOffice_project/420m0$Build-3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legend chart:legend-position="end" svg:x="12.914cm" svg:y="4.203cm" style:legend-expansion="high" chart:style-name="ch2"/>
        <chart:plot-area chart:style-name="ch3" table:cell-range-address="Sheet1.CY1:Sheet1.CY9" svg:x="0.77cm" svg:y="0.855cm" svg:width="11.504cm" svg:height="7.55cm">
          <chartooo:coordinate-region svg:x="2.503cm" svg:y="1.054cm" svg:width="9.677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942376.1">
                <text:p>23942376.1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36415.77">
                <text:p>42936415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59992.86">
                <text:p>44159992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138858.95">
                <text:p>49138858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74217.24">
                <text:p>43874217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252999.71">
                <text:p>43252999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99621.09">
                <text:p>45999621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986759.7">
                <text:p>4698675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74222.35">
                <text:p>42774222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